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808080" style:font-name="Source Code Pro" fo:language="en" fo:country="US" officeooo:paragraph-rsid="004c0f05"/>
    </style:style>
    <style:style style:name="P2" style:family="paragraph" style:parent-style-name="Standard">
      <style:text-properties fo:language="en" fo:country="US"/>
    </style:style>
    <style:style style:name="P3" style:family="paragraph" style:parent-style-name="Standard">
      <style:text-properties fo:language="en" fo:country="US" officeooo:rsid="0019e04d" officeooo:paragraph-rsid="0019e04d"/>
    </style:style>
    <style:style style:name="P4" style:family="paragraph" style:parent-style-name="Standard">
      <style:text-properties fo:language="en" fo:country="US" officeooo:rsid="00130354" officeooo:paragraph-rsid="00130354"/>
    </style:style>
    <style:style style:name="P5" style:family="paragraph" style:parent-style-name="Standard">
      <style:text-properties fo:language="en" fo:country="US" officeooo:rsid="00130354" officeooo:paragraph-rsid="0019e04d"/>
    </style:style>
    <style:style style:name="P6" style:family="paragraph" style:parent-style-name="Standard">
      <style:text-properties fo:language="en" fo:country="US" officeooo:rsid="001c283b" officeooo:paragraph-rsid="001c283b"/>
    </style:style>
    <style:style style:name="P7" style:family="paragraph" style:parent-style-name="Standard">
      <style:text-properties fo:language="en" fo:country="US" officeooo:rsid="001e1709" officeooo:paragraph-rsid="001f1b00"/>
    </style:style>
    <style:style style:name="P8" style:family="paragraph" style:parent-style-name="Standard">
      <style:text-properties fo:language="en" fo:country="US" officeooo:rsid="002339b6" officeooo:paragraph-rsid="002339b6"/>
    </style:style>
    <style:style style:name="P9" style:family="paragraph" style:parent-style-name="Standard">
      <style:text-properties fo:language="en" fo:country="US" officeooo:rsid="002637ef" officeooo:paragraph-rsid="002637ef"/>
    </style:style>
    <style:style style:name="P10" style:family="paragraph" style:parent-style-name="Standard">
      <style:text-properties fo:language="en" fo:country="US" officeooo:rsid="00277772" officeooo:paragraph-rsid="00277772"/>
    </style:style>
    <style:style style:name="P11" style:family="paragraph" style:parent-style-name="Standard">
      <style:text-properties fo:language="en" fo:country="US" officeooo:rsid="0033bb88" officeooo:paragraph-rsid="0033bb88"/>
    </style:style>
    <style:style style:name="P12" style:family="paragraph" style:parent-style-name="Standard">
      <style:text-properties fo:language="en" fo:country="US" officeooo:rsid="002dbdfb" officeooo:paragraph-rsid="002dbdfb"/>
    </style:style>
    <style:style style:name="P13" style:family="paragraph" style:parent-style-name="Standard">
      <style:text-properties fo:language="en" fo:country="US" officeooo:rsid="0041016e" officeooo:paragraph-rsid="0041016e"/>
    </style:style>
    <style:style style:name="P14" style:family="paragraph" style:parent-style-name="Standard">
      <style:text-properties fo:language="en" fo:country="US" officeooo:rsid="0034b18c" officeooo:paragraph-rsid="0034b18c"/>
    </style:style>
    <style:style style:name="P15" style:family="paragraph" style:parent-style-name="Standard">
      <style:text-properties fo:language="en" fo:country="US" officeooo:rsid="0042b9df" officeooo:paragraph-rsid="00277772"/>
    </style:style>
    <style:style style:name="P16" style:family="paragraph" style:parent-style-name="Standard">
      <style:text-properties fo:language="en" fo:country="US" officeooo:rsid="0042b9df" officeooo:paragraph-rsid="004418e7"/>
    </style:style>
    <style:style style:name="P17" style:family="paragraph" style:parent-style-name="Standard">
      <style:text-properties fo:language="en" fo:country="US" officeooo:rsid="0046a60d" officeooo:paragraph-rsid="0046a60d"/>
    </style:style>
    <style:style style:name="P18" style:family="paragraph" style:parent-style-name="Standard">
      <style:text-properties fo:language="en" fo:country="US" officeooo:paragraph-rsid="004418e7"/>
    </style:style>
    <style:style style:name="P19" style:family="paragraph" style:parent-style-name="Standard">
      <style:text-properties fo:language="en" fo:country="US" officeooo:rsid="00496942" officeooo:paragraph-rsid="00496942"/>
    </style:style>
    <style:style style:name="P20" style:family="paragraph" style:parent-style-name="Standard">
      <style:text-properties fo:language="en" fo:country="US" officeooo:rsid="004c0f05" officeooo:paragraph-rsid="004c0f05"/>
    </style:style>
    <style:style style:name="P21" style:family="paragraph" style:parent-style-name="Standard">
      <style:text-properties fo:language="en" fo:country="US" officeooo:rsid="004f9601" officeooo:paragraph-rsid="004f9601"/>
    </style:style>
    <style:style style:name="P22" style:family="paragraph" style:parent-style-name="Standard">
      <style:text-properties fo:language="en" fo:country="US" officeooo:rsid="004fd001" officeooo:paragraph-rsid="004fd001"/>
    </style:style>
    <style:style style:name="P23" style:family="paragraph" style:parent-style-name="Standard">
      <style:text-properties fo:language="en" fo:country="US" officeooo:rsid="00508b93" officeooo:paragraph-rsid="00508b93"/>
    </style:style>
    <style:style style:name="P24" style:family="paragraph" style:parent-style-name="Standard">
      <style:text-properties fo:language="en" fo:country="US" fo:text-shadow="1pt 1pt"/>
    </style:style>
    <style:style style:name="P25" style:family="paragraph" style:parent-style-name="Standard">
      <style:text-properties fo:language="en" fo:country="US" officeooo:rsid="0053ff24" officeooo:paragraph-rsid="0053ff24"/>
    </style:style>
    <style:style style:name="P26" style:family="paragraph" style:parent-style-name="Standard">
      <style:text-properties fo:language="en" fo:country="US" officeooo:rsid="00543373" officeooo:paragraph-rsid="00543373"/>
    </style:style>
    <style:style style:name="P27" style:family="paragraph" style:parent-style-name="Standard">
      <style:text-properties fo:language="en" fo:country="US" officeooo:rsid="0054d282" officeooo:paragraph-rsid="0054d282"/>
    </style:style>
    <style:style style:name="P28" style:family="paragraph" style:parent-style-name="Standard">
      <style:text-properties fo:language="en" fo:country="US" officeooo:rsid="00594639" officeooo:paragraph-rsid="00594639"/>
    </style:style>
    <style:style style:name="P29" style:family="paragraph" style:parent-style-name="Standard">
      <style:text-properties fo:language="en" fo:country="US" officeooo:rsid="005a7635" officeooo:paragraph-rsid="005a7635"/>
    </style:style>
    <style:style style:name="P30" style:family="paragraph" style:parent-style-name="Standard">
      <style:text-properties fo:language="en" fo:country="US" officeooo:rsid="0056b06b" officeooo:paragraph-rsid="0056b06b"/>
    </style:style>
    <style:style style:name="P31" style:family="paragraph" style:parent-style-name="Standard">
      <style:text-properties fo:language="en" fo:country="US" officeooo:rsid="00586408" officeooo:paragraph-rsid="00586408"/>
    </style:style>
    <style:style style:name="P32" style:family="paragraph" style:parent-style-name="Standard">
      <style:text-properties fo:language="en" fo:country="US" officeooo:rsid="005cea8e" officeooo:paragraph-rsid="005cea8e"/>
    </style:style>
    <style:style style:name="P33" style:family="paragraph" style:parent-style-name="Standard">
      <style:text-properties fo:language="en" fo:country="US" officeooo:rsid="005e4a2c" officeooo:paragraph-rsid="005e4a2c"/>
    </style:style>
    <style:style style:name="P34" style:family="paragraph" style:parent-style-name="Standard">
      <style:text-properties fo:language="en" fo:country="US" officeooo:rsid="0065682b" officeooo:paragraph-rsid="007c8eda"/>
    </style:style>
    <style:style style:name="P35" style:family="paragraph" style:parent-style-name="Standard">
      <style:text-properties fo:language="en" fo:country="US" officeooo:paragraph-rsid="007a19d2"/>
    </style:style>
    <style:style style:name="P36" style:family="paragraph" style:parent-style-name="Standard">
      <loext:graphic-properties draw:fill="solid" draw:fill-color="#eeeeee" draw:fill-image-width="0cm" draw:fill-image-height="0cm"/>
      <style:paragraph-properties fo:background-color="#eeeeee" fo:padding="0.049cm" fo:border="0.06pt solid #000000" style:shadow="none"/>
      <style:text-properties fo:language="en" fo:country="US" officeooo:rsid="0046a60d" officeooo:paragraph-rsid="0046a60d"/>
    </style:style>
    <style:style style:name="P37" style:family="paragraph" style:parent-style-name="Standard">
      <loext:graphic-properties draw:fill="solid" draw:fill-color="#eeeeee" draw:fill-image-width="0cm" draw:fill-image-height="0cm"/>
      <style:paragraph-properties fo:background-color="#eeeeee" fo:padding="0.049cm" fo:border="0.06pt solid #000000" style:shadow="none"/>
      <style:text-properties fo:language="en" fo:country="US" officeooo:rsid="0046a60d" officeooo:paragraph-rsid="0047edf7"/>
    </style:style>
    <style:style style:name="P38" style:family="paragraph" style:parent-style-name="Standard">
      <loext:graphic-properties draw:fill="solid" draw:fill-color="#eeeeee" draw:fill-image-width="0cm" draw:fill-image-height="0cm"/>
      <style:paragraph-properties fo:background-color="#eeeeee" fo:padding="0.049cm" fo:border="0.06pt solid #000000" style:shadow="none"/>
      <style:text-properties fo:language="en" fo:country="US" officeooo:rsid="0047edf7" officeooo:paragraph-rsid="0047edf7"/>
    </style:style>
    <style:style style:name="P39" style:family="paragraph" style:parent-style-name="Standard">
      <loext:graphic-properties draw:fill="solid" draw:fill-color="#eeeeee" draw:fill-image-width="0cm" draw:fill-image-height="0cm"/>
      <style:paragraph-properties fo:background-color="#eeeeee" fo:padding="0.049cm" fo:border="0.06pt solid #000000" style:shadow="none"/>
      <style:text-properties fo:language="en" fo:country="US" officeooo:rsid="00543373" officeooo:paragraph-rsid="00543373"/>
    </style:style>
    <style:style style:name="P40" style:family="paragraph" style:parent-style-name="Standard">
      <loext:graphic-properties draw:fill="solid" draw:fill-color="#eeeeee" draw:fill-image-width="0cm" draw:fill-image-height="0cm"/>
      <style:paragraph-properties fo:background-color="#eeeeee" fo:padding="0.049cm" fo:border="0.06pt solid #000000" style:shadow="none"/>
      <style:text-properties fo:language="en" fo:country="US" officeooo:rsid="0056b06b" officeooo:paragraph-rsid="0056b06b"/>
    </style:style>
    <style:style style:name="P41" style:family="paragraph" style:parent-style-name="Standard">
      <loext:graphic-properties draw:fill="solid" draw:fill-color="#eeeeee" draw:fill-image-width="0cm" draw:fill-image-height="0cm"/>
      <style:paragraph-properties fo:background-color="#eeeeee" fo:padding="0.049cm" fo:border="0.06pt solid #000000" style:shadow="none"/>
      <style:text-properties fo:language="en" fo:country="US" officeooo:rsid="0059ace3" officeooo:paragraph-rsid="0059ace3"/>
    </style:style>
    <style:style style:name="P42" style:family="paragraph" style:parent-style-name="Standard">
      <loext:graphic-properties draw:fill="solid" draw:fill-color="#eeeeee" draw:fill-image-width="0cm" draw:fill-image-height="0cm"/>
      <style:paragraph-properties fo:background-color="#eeeeee" fo:padding="0.049cm" fo:border="0.06pt solid #000000" style:shadow="none"/>
      <style:text-properties fo:language="en" fo:country="US" officeooo:rsid="005e4a2c" officeooo:paragraph-rsid="005e4a2c"/>
    </style:style>
    <style:style style:name="P43" style:family="paragraph" style:parent-style-name="Standard">
      <loext:graphic-properties draw:fill="solid" draw:fill-color="#eeeeee" draw:fill-image-width="0cm" draw:fill-image-height="0cm"/>
      <style:paragraph-properties fo:background-color="#eeeeee" fo:padding="0.049cm" fo:border="0.06pt solid #000000" style:shadow="none"/>
      <style:text-properties fo:language="en" fo:country="US"/>
    </style:style>
    <style:style style:name="P44" style:family="paragraph" style:parent-style-name="Standard">
      <loext:graphic-properties draw:fill="solid" draw:fill-color="#eeeeee" draw:fill-image-width="0cm" draw:fill-image-height="0cm"/>
      <style:paragraph-properties fo:background-color="#eeeeee" fo:padding="0.049cm" fo:border="0.06pt solid #000000" style:shadow="none"/>
      <style:text-properties fo:language="en" fo:country="US" officeooo:rsid="002339b6" officeooo:paragraph-rsid="002339b6"/>
    </style:style>
    <style:style style:name="P45" style:family="paragraph" style:parent-style-name="Standard">
      <loext:graphic-properties draw:fill="solid" draw:fill-color="#eeeeee" draw:fill-image-width="0cm" draw:fill-image-height="0cm"/>
      <style:paragraph-properties fo:background-color="#eeeeee" fo:padding="0.049cm" fo:border="0.06pt solid #000000" style:shadow="none"/>
      <style:text-properties fo:language="en" fo:country="US" officeooo:rsid="002339b6" officeooo:paragraph-rsid="0034b18c"/>
    </style:style>
    <style:style style:name="P46" style:family="paragraph" style:parent-style-name="Standard">
      <loext:graphic-properties draw:fill="solid" draw:fill-color="#eeeeee" draw:fill-image-width="0cm" draw:fill-image-height="0cm"/>
      <style:paragraph-properties fo:background-color="#eeeeee" fo:padding="0.049cm" fo:border="0.06pt solid #000000" style:shadow="none"/>
      <style:text-properties fo:language="en" fo:country="US" officeooo:rsid="002dbdfb" officeooo:paragraph-rsid="002dbdfb"/>
    </style:style>
    <style:style style:name="P47" style:family="paragraph" style:parent-style-name="Standard">
      <loext:graphic-properties draw:fill="solid" draw:fill-color="#eeeeee" draw:fill-image-width="0cm" draw:fill-image-height="0cm"/>
      <style:paragraph-properties fo:background-color="#eeeeee" fo:padding="0.049cm" fo:border="0.06pt solid #000000" style:shadow="none"/>
      <style:text-properties fo:color="#ff3300" fo:language="en" fo:country="US" officeooo:rsid="002dbdfb" officeooo:paragraph-rsid="002dbdfb"/>
    </style:style>
    <style:style style:name="P48" style:family="paragraph" style:parent-style-name="Text_20_body">
      <loext:graphic-properties draw:fill="solid" draw:fill-color="#eeeeee" draw:fill-image-width="0cm" draw:fill-image-height="0cm"/>
      <style:paragraph-properties fo:background-color="#eeeeee" fo:padding="0.049cm" fo:border="0.06pt solid #000000" style:shadow="none"/>
      <style:text-properties fo:language="en" fo:country="US" officeooo:rsid="001e1709" officeooo:paragraph-rsid="001e1709"/>
    </style:style>
    <style:style style:name="P49"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a9b7c6" style:font-name="Source Code Pro" fo:language="en" fo:country="US" officeooo:rsid="00496942" officeooo:paragraph-rsid="00496942"/>
    </style:style>
    <style:style style:name="P50"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a9b7c6" style:font-name="Source Code Pro" fo:language="en" fo:country="US" officeooo:rsid="004f9601" officeooo:paragraph-rsid="004f9601"/>
    </style:style>
    <style:style style:name="P51"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a9b7c6" style:font-name="Source Code Pro" fo:language="en" fo:country="US" officeooo:rsid="00594639" officeooo:paragraph-rsid="00594639"/>
    </style:style>
    <style:style style:name="P52"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a9b7c6" style:font-name="Source Code Pro" fo:language="en" fo:country="US" officeooo:rsid="005a7635" officeooo:paragraph-rsid="005a7635"/>
    </style:style>
    <style:style style:name="P53"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a9b7c6" style:font-name="Source Code Pro" fo:language="en" fo:country="US" officeooo:rsid="005cea8e" officeooo:paragraph-rsid="005cea8e"/>
    </style:style>
    <style:style style:name="P54"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a9b7c6" style:font-name="Source Code Pro" fo:language="en" fo:country="US" officeooo:rsid="00620b26" officeooo:paragraph-rsid="00620b26"/>
    </style:style>
    <style:style style:name="P55"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a9b7c6" style:font-name="Source Code Pro" fo:language="en" fo:country="US" officeooo:paragraph-rsid="00616e6e"/>
    </style:style>
    <style:style style:name="P56"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a9b7c6" style:font-name="Source Code Pro" fo:language="en" fo:country="US" fo:text-shadow="1pt 1pt" officeooo:rsid="0041016e" officeooo:paragraph-rsid="002dbdfb"/>
    </style:style>
    <style:style style:name="P57"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a9b7c6" style:font-name="Source Code Pro" fo:language="en" fo:country="US" fo:text-shadow="1pt 1pt" officeooo:rsid="0041016e"/>
    </style:style>
    <style:style style:name="P58"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a9b7c6" style:font-name="Source Code Pro" fo:language="en" fo:country="US"/>
    </style:style>
    <style:style style:name="P59"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a9b7c6" fo:language="en" fo:country="US" fo:text-shadow="1pt 1pt" officeooo:rsid="0041016e"/>
    </style:style>
    <style:style style:name="P60"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a9b7c6" fo:language="en" fo:country="US"/>
    </style:style>
    <style:style style:name="P61"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a9b7c6" fo:language="en" fo:country="US" fo:background-color="#ff6600"/>
    </style:style>
    <style:style style:name="P62"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a9b7c6" fo:language="en" fo:country="US" officeooo:paragraph-rsid="00594639" fo:background-color="#ff6600"/>
    </style:style>
    <style:style style:name="P63"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language="en" fo:country="US" officeooo:rsid="0053ff24" officeooo:paragraph-rsid="0053ff24"/>
    </style:style>
    <style:style style:name="P64"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language="en" fo:country="US" officeooo:rsid="0054d282" officeooo:paragraph-rsid="0054d282"/>
    </style:style>
    <style:style style:name="P65"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808080" style:font-name="Source Code Pro" fo:language="en" fo:country="US" fo:text-shadow="1pt 1pt" officeooo:rsid="0041016e"/>
    </style:style>
    <style:style style:name="P66"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808080" style:font-name="Source Code Pro" fo:language="en" fo:country="US"/>
    </style:style>
    <style:style style:name="P67" style:family="paragraph" style:parent-style-name="Preformatted_20_Text">
      <loext:graphic-properties draw:fill="solid" draw:fill-color="#eeeeee"/>
      <style:paragraph-properties fo:background-color="#eeeeee" fo:padding="0.049cm" fo:border="0.06pt solid #000000"/>
      <style:text-properties fo:color="#a9b7c6" fo:language="en" fo:country="US"/>
    </style:style>
    <style:style style:name="P68" style:family="paragraph" style:parent-style-name="Preformatted_20_Text">
      <loext:graphic-properties draw:fill="solid" draw:fill-color="#eeeeee"/>
      <style:paragraph-properties fo:background-color="#eeeeee" fo:padding="0.049cm" fo:border="0.06pt solid #000000"/>
      <style:text-properties fo:color="#a9b7c6" fo:language="en" fo:country="US" fo:background-color="#ff6600"/>
    </style:style>
    <style:style style:name="P69" style:family="paragraph" style:parent-style-name="Text_20_body">
      <style:text-properties fo:language="en" fo:country="US" officeooo:rsid="001e1709" officeooo:paragraph-rsid="001e1709"/>
    </style:style>
    <style:style style:name="P70" style:family="paragraph" style:parent-style-name="Text_20_body">
      <style:text-properties fo:language="en" fo:country="US" officeooo:rsid="00309b71" officeooo:paragraph-rsid="00309b71"/>
    </style:style>
    <style:style style:name="P71" style:family="paragraph" style:parent-style-name="Text_20_body">
      <style:text-properties fo:language="en" fo:country="US" officeooo:rsid="0042b9df" officeooo:paragraph-rsid="0042b9df"/>
    </style:style>
    <style:style style:name="P72" style:family="paragraph" style:parent-style-name="Text_20_body">
      <style:text-properties fo:language="en" fo:country="US" officeooo:rsid="0053ff24" officeooo:paragraph-rsid="0053ff24"/>
    </style:style>
    <style:style style:name="P73" style:family="paragraph" style:parent-style-name="Text_20_body">
      <style:text-properties fo:language="en" fo:country="US" officeooo:rsid="0051c004" officeooo:paragraph-rsid="0051c004"/>
    </style:style>
    <style:style style:name="P74" style:family="paragraph" style:parent-style-name="Text_20_body">
      <style:text-properties fo:language="en" fo:country="US" officeooo:rsid="00620b26" officeooo:paragraph-rsid="00620b26"/>
    </style:style>
    <style:style style:name="P75" style:family="paragraph" style:parent-style-name="Text_20_body">
      <style:text-properties fo:language="en" fo:country="US" officeooo:rsid="00616e6e" officeooo:paragraph-rsid="00616e6e"/>
    </style:style>
    <style:style style:name="P76" style:family="paragraph" style:parent-style-name="Text_20_body">
      <style:text-properties fo:language="en" fo:country="US" officeooo:rsid="0065161e" officeooo:paragraph-rsid="0065161e"/>
    </style:style>
    <style:style style:name="P77" style:family="paragraph" style:parent-style-name="Text_20_body">
      <style:text-properties fo:language="en" fo:country="US" officeooo:rsid="007ae045" officeooo:paragraph-rsid="007ae045"/>
    </style:style>
    <style:style style:name="P78" style:family="paragraph" style:parent-style-name="Text_20_body">
      <style:text-properties fo:language="en" fo:country="US" officeooo:rsid="0068b414" officeooo:paragraph-rsid="0068b414"/>
    </style:style>
    <style:style style:name="P79" style:family="paragraph" style:parent-style-name="Text_20_body">
      <style:text-properties fo:language="en" fo:country="US" officeooo:rsid="00694712" officeooo:paragraph-rsid="00694712"/>
    </style:style>
    <style:style style:name="P80" style:family="paragraph" style:parent-style-name="Text_20_body">
      <style:text-properties fo:language="en" fo:country="US" officeooo:rsid="003611f1" officeooo:paragraph-rsid="003611f1"/>
    </style:style>
    <style:style style:name="P81" style:family="paragraph" style:parent-style-name="Text_20_body">
      <style:text-properties fo:language="en" fo:country="US" officeooo:rsid="0038e9fe" officeooo:paragraph-rsid="0038e9fe"/>
    </style:style>
    <style:style style:name="P82" style:family="paragraph" style:parent-style-name="Text_20_body">
      <style:text-properties fo:language="en" fo:country="US" officeooo:rsid="0037ba27" officeooo:paragraph-rsid="0037ba27"/>
    </style:style>
    <style:style style:name="P83" style:family="paragraph" style:parent-style-name="Text_20_body">
      <style:text-properties fo:language="en" fo:country="US" officeooo:rsid="003a152f" officeooo:paragraph-rsid="003a152f"/>
    </style:style>
    <style:style style:name="P84" style:family="paragraph" style:parent-style-name="Title">
      <style:paragraph-properties fo:text-align="start" style:justify-single-word="false"/>
      <style:text-properties fo:language="en" fo:country="US"/>
    </style:style>
    <style:style style:name="P85" style:family="paragraph" style:parent-style-name="Preformatted_20_Text">
      <loext:graphic-properties draw:fill="solid" draw:fill-color="#eeeeee"/>
      <style:paragraph-properties fo:margin-top="0cm" fo:margin-bottom="0.499cm" loext:contextual-spacing="false" fo:background-color="#eeeeee"/>
      <style:text-properties fo:color="#a9b7c6" fo:language="en" fo:country="US" fo:background-color="#ff6600"/>
    </style:style>
    <style:style style:name="P86" style:family="paragraph" style:parent-style-name="Preformatted_20_Text">
      <loext:graphic-properties draw:fill="solid" draw:fill-color="#eeeeee" draw:fill-image-width="0cm" draw:fill-image-height="0cm"/>
      <style:paragraph-properties fo:margin-top="0cm" fo:margin-bottom="0.499cm" loext:contextual-spacing="false" fo:background-color="#eeeeee" fo:padding="0.049cm" fo:border="0.06pt solid #000000" style:shadow="none"/>
      <style:text-properties fo:color="#808080" style:font-name="Source Code Pro" fo:language="en" fo:country="US"/>
    </style:style>
    <style:style style:name="P87" style:family="paragraph" style:parent-style-name="Preformatted_20_Text">
      <loext:graphic-properties draw:fill="solid" draw:fill-color="#eeeeee" draw:fill-image-width="0cm" draw:fill-image-height="0cm"/>
      <style:paragraph-properties fo:margin-top="0cm" fo:margin-bottom="0.499cm" loext:contextual-spacing="false" fo:background-color="#eeeeee" fo:padding="0.049cm" fo:border="0.06pt solid #000000" style:shadow="none"/>
      <style:text-properties fo:color="#a9b7c6" style:font-name="Source Code Pro" fo:language="en" fo:country="US"/>
    </style:style>
    <style:style style:name="P88" style:family="paragraph" style:parent-style-name="Preformatted_20_Text">
      <loext:graphic-properties draw:fill="solid" draw:fill-color="#eeeeee" draw:fill-image-width="0cm" draw:fill-image-height="0cm"/>
      <style:paragraph-properties fo:margin-top="0cm" fo:margin-bottom="0.499cm" loext:contextual-spacing="false" fo:background-color="#eeeeee" fo:padding="0.049cm" fo:border="0.06pt solid #000000" style:shadow="none"/>
      <style:text-properties fo:color="#a9b7c6" fo:language="en" fo:country="US" fo:background-color="#ff6600"/>
    </style:style>
    <style:style style:name="P89" style:family="paragraph" style:parent-style-name="Preformatted_20_Text">
      <loext:graphic-properties draw:fill="solid" draw:fill-color="#eeeeee" draw:fill-image-width="0cm" draw:fill-image-height="0cm"/>
      <style:paragraph-properties fo:margin-top="0cm" fo:margin-bottom="0.499cm" loext:contextual-spacing="false" fo:background-color="#eeeeee" fo:padding="0.049cm" fo:border="0.06pt solid #000000" style:shadow="none"/>
      <style:text-properties fo:color="#ff3300" fo:language="en" fo:country="US"/>
    </style:style>
    <style:style style:name="P90" style:family="paragraph" style:parent-style-name="Preformatted_20_Text">
      <loext:graphic-properties draw:fill="solid" draw:fill-color="#eeeeee"/>
      <style:paragraph-properties fo:margin-top="0cm" fo:margin-bottom="0.499cm" loext:contextual-spacing="false" fo:background-color="#eeeeee" fo:padding="0.049cm" fo:border="0.06pt solid #000000"/>
      <style:text-properties fo:language="en" fo:country="US" officeooo:paragraph-rsid="0065682b"/>
    </style:style>
    <style:style style:name="P91" style:family="paragraph" style:parent-style-name="Preformatted_20_Text">
      <loext:graphic-properties draw:fill="solid" draw:fill-color="#eeeeee"/>
      <style:paragraph-properties fo:background-color="#eeeeee"/>
      <style:text-properties fo:color="#a9b7c6" fo:language="en" fo:country="US"/>
    </style:style>
    <style:style style:name="P92" style:family="paragraph" style:parent-style-name="Preformatted_20_Text">
      <loext:graphic-properties draw:fill="solid" draw:fill-color="#eeeeee"/>
      <style:paragraph-properties fo:background-color="#eeeeee"/>
      <style:text-properties fo:color="#a9b7c6" fo:language="en" fo:country="US" fo:background-color="#ff6600"/>
    </style:style>
    <style:style style:name="P93" style:family="paragraph" style:parent-style-name="Standard">
      <loext:graphic-properties draw:fill="solid" draw:fill-color="#eeeeee" draw:fill-image-width="0cm" draw:fill-image-height="0cm"/>
      <style:paragraph-properties fo:background-color="#eeeeee" fo:padding="0.049cm" fo:border="0.06pt solid #000000" style:shadow="none"/>
      <style:text-properties fo:language="en" fo:country="US" officeooo:rsid="005e4a2c" officeooo:paragraph-rsid="005e4a2c"/>
    </style:style>
    <style:style style:name="P94" style:family="paragraph" style:parent-style-name="Standard">
      <loext:graphic-properties draw:fill="solid" draw:fill-color="#eeeeee" draw:fill-image-width="0cm" draw:fill-image-height="0cm"/>
      <style:paragraph-properties fo:background-color="#eeeeee" fo:padding="0.049cm" fo:border="0.06pt solid #000000" style:shadow="none"/>
      <style:text-properties fo:language="en" fo:country="US" officeooo:rsid="005e4a2c" officeooo:paragraph-rsid="00b5e331"/>
    </style:style>
    <style:style style:name="P95" style:family="paragraph" style:parent-style-name="Standard">
      <loext:graphic-properties draw:fill="solid" draw:fill-color="#eeeeee" draw:fill-image-width="0cm" draw:fill-image-height="0cm"/>
      <style:paragraph-properties fo:background-color="#eeeeee" fo:padding="0.049cm" fo:border="0.06pt solid #000000" style:shadow="none"/>
      <style:text-properties fo:language="en" fo:country="US" officeooo:rsid="00a3e2db" officeooo:paragraph-rsid="00a3e2db"/>
    </style:style>
    <style:style style:name="P96" style:family="paragraph" style:parent-style-name="Standard">
      <loext:graphic-properties draw:fill="solid" draw:fill-color="#eeeeee" draw:fill-image-width="0cm" draw:fill-image-height="0cm"/>
      <style:paragraph-properties fo:background-color="#eeeeee" fo:padding="0.049cm" fo:border="0.06pt solid #000000" style:shadow="none"/>
      <style:text-properties fo:language="en" fo:country="US" officeooo:rsid="002339b6" officeooo:paragraph-rsid="00aac21e"/>
    </style:style>
    <style:style style:name="P97" style:family="paragraph" style:parent-style-name="Standard">
      <loext:graphic-properties draw:fill="solid" draw:fill-color="#eeeeee" draw:fill-image-width="0cm" draw:fill-image-height="0cm"/>
      <style:paragraph-properties fo:background-color="#eeeeee" fo:padding="0.049cm" fo:border="0.06pt solid #000000" style:shadow="none"/>
      <style:text-properties fo:language="en" fo:country="US" officeooo:rsid="002339b6" officeooo:paragraph-rsid="00b2c9ff"/>
    </style:style>
    <style:style style:name="P98" style:family="paragraph" style:parent-style-name="Standard">
      <loext:graphic-properties draw:fill="solid" draw:fill-color="#eeeeee" draw:fill-image-width="0cm" draw:fill-image-height="0cm"/>
      <style:paragraph-properties fo:background-color="#eeeeee" fo:padding="0.049cm" fo:border="0.06pt solid #000000" style:shadow="none"/>
      <style:text-properties fo:language="en" fo:country="US" officeooo:rsid="002339b6" officeooo:paragraph-rsid="00b5e331"/>
    </style:style>
    <style:style style:name="P99" style:family="paragraph" style:parent-style-name="Standard">
      <loext:graphic-properties draw:fill="solid" draw:fill-color="#eeeeee" draw:fill-image-width="0cm" draw:fill-image-height="0cm"/>
      <style:paragraph-properties fo:background-color="#eeeeee" fo:padding="0.049cm" fo:border="0.06pt solid #000000" style:shadow="none"/>
      <style:text-properties fo:language="en" fo:country="US" officeooo:rsid="00aca47a" officeooo:paragraph-rsid="00aca47a"/>
    </style:style>
    <style:style style:name="P100" style:family="paragraph" style:parent-style-name="Standard">
      <loext:graphic-properties draw:fill="solid" draw:fill-color="#eeeeee" draw:fill-image-width="0cm" draw:fill-image-height="0cm"/>
      <style:paragraph-properties fo:background-color="#eeeeee" fo:padding="0.049cm" fo:border="0.06pt solid #000000" style:shadow="none"/>
      <style:text-properties fo:language="en" fo:country="US" officeooo:rsid="00b2c9ff" officeooo:paragraph-rsid="00b2c9ff"/>
    </style:style>
    <style:style style:name="P101" style:family="paragraph" style:parent-style-name="Standard">
      <loext:graphic-properties draw:fill="solid" draw:fill-color="#eeeeee" draw:fill-image-width="0cm" draw:fill-image-height="0cm"/>
      <style:paragraph-properties fo:background-color="#eeeeee" fo:padding="0.049cm" fo:border="0.06pt solid #000000" style:shadow="none"/>
      <style:text-properties fo:language="en" fo:country="US" officeooo:rsid="00b2c9ff" officeooo:paragraph-rsid="00b5e331"/>
    </style:style>
    <style:style style:name="P102" style:family="paragraph" style:parent-style-name="Standard">
      <loext:graphic-properties draw:fill="solid" draw:fill-color="#eeeeee" draw:fill-image-width="0cm" draw:fill-image-height="0cm"/>
      <style:paragraph-properties fo:background-color="#eeeeee" fo:padding="0.049cm" fo:border="0.06pt solid #000000" style:shadow="none"/>
      <style:text-properties fo:language="en" fo:country="US" officeooo:rsid="00b4726e" officeooo:paragraph-rsid="00b4726e"/>
    </style:style>
    <style:style style:name="P103" style:family="paragraph" style:parent-style-name="Standard">
      <loext:graphic-properties draw:fill="solid" draw:fill-color="#eeeeee" draw:fill-image-width="0cm" draw:fill-image-height="0cm"/>
      <style:paragraph-properties fo:background-color="#eeeeee" fo:padding="0.049cm" fo:border="0.06pt solid #000000" style:shadow="none"/>
      <style:text-properties fo:language="en" fo:country="US" officeooo:rsid="00b5e331" officeooo:paragraph-rsid="00b5e331"/>
    </style:style>
    <style:style style:name="P104" style:family="paragraph" style:parent-style-name="Standard">
      <loext:graphic-properties draw:fill="solid" draw:fill-color="#eeeeee" draw:fill-image-width="0cm" draw:fill-image-height="0cm"/>
      <style:paragraph-properties fo:background-color="#eeeeee" fo:padding="0.049cm" fo:border="0.06pt solid #000000" style:shadow="none"/>
      <style:text-properties officeooo:paragraph-rsid="00b0e034"/>
    </style:style>
    <style:style style:name="P105" style:family="paragraph" style:parent-style-name="Standard" style:list-style-name="L2">
      <style:text-properties fo:language="en" fo:country="US"/>
    </style:style>
    <style:style style:name="P106" style:family="paragraph" style:parent-style-name="Standard" style:list-style-name="L2">
      <style:text-properties fo:language="en" fo:country="US" officeooo:rsid="00712f2e" officeooo:paragraph-rsid="0070fb14"/>
    </style:style>
    <style:style style:name="P107" style:family="paragraph" style:parent-style-name="Standard" style:list-style-name="L2">
      <style:text-properties fo:language="en" fo:country="US" officeooo:rsid="00712f2e" officeooo:paragraph-rsid="00712f2e"/>
    </style:style>
    <style:style style:name="P108" style:family="paragraph" style:parent-style-name="Standard">
      <style:text-properties fo:language="en" fo:country="US" officeooo:rsid="004f9601" officeooo:paragraph-rsid="004f9601"/>
    </style:style>
    <style:style style:name="P109" style:family="paragraph" style:parent-style-name="Standard">
      <style:text-properties fo:language="en" fo:country="US" officeooo:rsid="004f9601" officeooo:paragraph-rsid="00aac21e"/>
    </style:style>
    <style:style style:name="P110" style:family="paragraph" style:parent-style-name="Standard">
      <style:text-properties fo:language="en" fo:country="US" officeooo:rsid="005e4a2c" officeooo:paragraph-rsid="00b2c9ff"/>
    </style:style>
    <style:style style:name="P111" style:family="paragraph" style:parent-style-name="Standard">
      <style:text-properties fo:language="en" fo:country="US" officeooo:rsid="005e4a2c" officeooo:paragraph-rsid="00b5e331"/>
    </style:style>
    <style:style style:name="P112" style:family="paragraph" style:parent-style-name="Standard">
      <style:text-properties fo:language="en" fo:country="US" officeooo:rsid="0065682b" officeooo:paragraph-rsid="007c8eda"/>
    </style:style>
    <style:style style:name="P113" style:family="paragraph" style:parent-style-name="Text_20_body" style:list-style-name="L1">
      <style:text-properties fo:language="en" fo:country="US" officeooo:rsid="0042b9df" officeooo:paragraph-rsid="0042b9df"/>
    </style:style>
    <style:style style:name="P114" style:family="paragraph" style:parent-style-name="Text_20_body">
      <style:text-properties fo:language="en" fo:country="US" officeooo:rsid="0053ff24" officeooo:paragraph-rsid="005e4a2c"/>
    </style:style>
    <style:style style:name="P115" style:family="paragraph" style:parent-style-name="Text_20_body">
      <style:text-properties fo:language="en" fo:country="US" officeooo:rsid="0053ff24" officeooo:paragraph-rsid="0053ff24"/>
    </style:style>
    <style:style style:name="P116" style:family="paragraph" style:parent-style-name="Text_20_body">
      <style:text-properties fo:language="en" fo:country="US" officeooo:rsid="007271c2" officeooo:paragraph-rsid="007c8eda"/>
    </style:style>
    <style:style style:name="P117" style:family="paragraph" style:parent-style-name="Text_20_body">
      <style:text-properties fo:language="en" fo:country="US" officeooo:rsid="007ae045" officeooo:paragraph-rsid="007ae045"/>
    </style:style>
    <style:style style:name="P118" style:family="paragraph" style:parent-style-name="Heading_20_1">
      <style:text-properties fo:language="en" fo:country="US"/>
    </style:style>
    <style:style style:name="P119" style:family="paragraph" style:parent-style-name="Heading_20_1">
      <style:text-properties fo:language="en" fo:country="US" officeooo:paragraph-rsid="001f1b00"/>
    </style:style>
    <style:style style:name="P120" style:family="paragraph" style:parent-style-name="Heading_20_1">
      <style:text-properties fo:language="en" fo:country="US" officeooo:rsid="007f7c9a"/>
    </style:style>
    <style:style style:name="P121" style:family="paragraph" style:parent-style-name="Heading_20_1">
      <style:text-properties fo:language="en" fo:country="US" officeooo:rsid="00686136" officeooo:paragraph-rsid="007c8eda"/>
    </style:style>
    <style:style style:name="P122" style:family="paragraph" style:parent-style-name="Heading_20_2">
      <style:text-properties fo:language="en" fo:country="US"/>
    </style:style>
    <style:style style:name="P123" style:family="paragraph" style:parent-style-name="Heading_20_2">
      <style:text-properties fo:language="en" fo:country="US" officeooo:rsid="00309b71" officeooo:paragraph-rsid="00309b71"/>
    </style:style>
    <style:style style:name="P124" style:family="paragraph" style:parent-style-name="Heading_20_2">
      <style:text-properties fo:language="en" fo:country="US" officeooo:rsid="005e4a2c" officeooo:paragraph-rsid="005e4a2c"/>
    </style:style>
    <style:style style:name="P125" style:family="paragraph" style:parent-style-name="Heading_20_2">
      <style:text-properties fo:language="en" fo:country="US" officeooo:paragraph-rsid="007ae045"/>
    </style:style>
    <style:style style:name="P126" style:family="paragraph" style:parent-style-name="Heading_20_2">
      <style:text-properties fo:language="en" fo:country="US" officeooo:rsid="0021c3e4" officeooo:paragraph-rsid="0021c3e4"/>
    </style:style>
    <style:style style:name="P127" style:family="paragraph" style:parent-style-name="Heading_20_2">
      <style:text-properties officeooo:paragraph-rsid="007ae045"/>
    </style:style>
    <style:style style:name="P128" style:family="paragraph" style:parent-style-name="Heading_20_3">
      <style:text-properties fo:language="en" fo:country="US"/>
    </style:style>
    <style:style style:name="P129" style:family="paragraph" style:parent-style-name="Heading_20_3">
      <style:text-properties fo:language="en" fo:country="US" officeooo:rsid="002e635e" officeooo:paragraph-rsid="002e635e"/>
    </style:style>
    <style:style style:name="P130" style:family="paragraph" style:parent-style-name="Heading_20_3">
      <style:text-properties fo:language="en" fo:country="US" officeooo:paragraph-rsid="007ae045"/>
    </style:style>
    <style:style style:name="P131" style:family="paragraph" style:parent-style-name="Heading_20_3">
      <style:text-properties fo:language="en" fo:country="US" officeooo:paragraph-rsid="007c8eda"/>
    </style:style>
    <style:style style:name="P132" style:family="paragraph" style:parent-style-name="Heading_20_3">
      <style:text-properties officeooo:paragraph-rsid="007ae045"/>
    </style:style>
    <style:style style:name="P133" style:family="paragraph" style:parent-style-name="Heading_20_4">
      <style:text-properties fo:language="en" fo:country="US" officeooo:paragraph-rsid="007ae045"/>
    </style:style>
    <style:style style:name="P134"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cc7832" style:font-name="Source Code Pro" fo:language="en" fo:country="US" fo:font-weight="bold"/>
    </style:style>
    <style:style style:name="P135"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cc7832" style:font-name="Source Code Pro" fo:language="en" fo:country="US" fo:font-weight="bold" officeooo:rsid="00594639" officeooo:paragraph-rsid="00594639"/>
    </style:style>
    <style:style style:name="P136"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cc7832" style:font-name="Source Code Pro" fo:language="en" fo:country="US" fo:font-weight="bold" officeooo:rsid="00620b26" officeooo:paragraph-rsid="00620b26"/>
    </style:style>
    <style:style style:name="P137"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a9b7c6" style:font-name="Source Code Pro" fo:language="en" fo:country="US" fo:background-color="#ff6600"/>
    </style:style>
    <style:style style:name="P138"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a9b7c6" style:font-name="Source Code Pro" fo:language="en" fo:country="US" officeooo:paragraph-rsid="00594639" fo:background-color="#ff6600"/>
    </style:style>
    <style:style style:name="P139"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a9b7c6" style:font-name="Source Code Pro" fo:language="en" fo:country="US" officeooo:rsid="00594639" officeooo:paragraph-rsid="00594639"/>
    </style:style>
    <style:style style:name="P140"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a9b7c6" style:font-name="Source Code Pro" fo:font-size="10pt" fo:language="en" fo:country="US" fo:font-weight="bold" officeooo:paragraph-rsid="00af7979" fo:background-color="#ff6600" style:font-name-asian="Courier New" style:font-size-asian="10pt" style:font-name-complex="Liberation Mono" style:font-size-complex="10pt"/>
    </style:style>
    <style:style style:name="P141"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a9b7c6" officeooo:paragraph-rsid="00af7979"/>
    </style:style>
    <style:style style:name="P142"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language="en" fo:country="US" officeooo:rsid="0053ff24" officeooo:paragraph-rsid="0053ff24"/>
    </style:style>
    <style:style style:name="P143"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language="en" fo:country="US" officeooo:rsid="0053ff24" officeooo:paragraph-rsid="0054d282"/>
    </style:style>
    <style:style style:name="P144"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language="en" fo:country="US" officeooo:rsid="00594639" officeooo:paragraph-rsid="00594639" fo:background-color="#ff6600"/>
    </style:style>
    <style:style style:name="P145"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fo:color="#000000" style:font-name="DejaVu Sans Mono" fo:language="en" fo:country="US" officeooo:rsid="00594639" officeooo:paragraph-rsid="00594639" fo:background-color="#ff6600"/>
    </style:style>
    <style:style style:name="P146" style:family="paragraph" style:parent-style-name="Preformatted_20_Text">
      <loext:graphic-properties draw:fill="solid" draw:fill-color="#eeeeee" draw:fill-image-width="0cm" draw:fill-image-height="0cm"/>
      <style:paragraph-properties fo:background-color="#eeeeee" fo:padding="0.049cm" fo:border="0.06pt solid #000000" style:shadow="none"/>
      <style:text-properties officeooo:paragraph-rsid="00ae48bb"/>
    </style:style>
    <style:style style:name="T1" style:family="text">
      <style:text-properties officeooo:rsid="001a2f0e"/>
    </style:style>
    <style:style style:name="T2" style:family="text">
      <style:text-properties officeooo:rsid="002a0f14"/>
    </style:style>
    <style:style style:name="T3" style:family="text">
      <style:text-properties officeooo:rsid="002befa6"/>
    </style:style>
    <style:style style:name="T4" style:family="text">
      <style:text-properties officeooo:rsid="0033bb88"/>
    </style:style>
    <style:style style:name="T5" style:family="text">
      <style:text-properties officeooo:rsid="0034b18c"/>
    </style:style>
    <style:style style:name="T6" style:family="text">
      <style:text-properties fo:font-weight="bold"/>
    </style:style>
    <style:style style:name="T7" style:family="text">
      <style:text-properties fo:color="#cc7832"/>
    </style:style>
    <style:style style:name="T8" style:family="text">
      <style:text-properties fo:color="#cc7832" fo:font-weight="bold"/>
    </style:style>
    <style:style style:name="T9" style:family="text">
      <style:text-properties fo:color="#cc7832" style:font-name="Source Code Pro"/>
    </style:style>
    <style:style style:name="T10" style:family="text">
      <style:text-properties fo:color="#cc7832" style:font-name="Source Code Pro" fo:font-weight="bold"/>
    </style:style>
    <style:style style:name="T11" style:family="text">
      <style:text-properties fo:color="#cc7832" style:font-name="Source Code Pro" fo:font-weight="bold" fo:background-color="#ff6600" loext:char-shading-value="0"/>
    </style:style>
    <style:style style:name="T12" style:family="text">
      <style:text-properties fo:color="#cc7832" style:font-name="Source Code Pro" fo:background-color="#ff6600" loext:char-shading-value="0"/>
    </style:style>
    <style:style style:name="T13" style:family="text">
      <style:text-properties fo:color="#cc7832" style:font-name="Source Code Pro" fo:language="en" fo:country="US" fo:font-weight="bold" fo:background-color="#ff6600" loext:char-shading-value="0"/>
    </style:style>
    <style:style style:name="T14" style:family="text">
      <style:text-properties fo:color="#cc7832" style:font-name="Source Code Pro" fo:font-size="10pt" fo:font-weight="bold" style:font-name-asian="Courier New" style:font-size-asian="10pt" style:font-name-complex="Liberation Mono" style:font-size-complex="10pt"/>
    </style:style>
    <style:style style:name="T15" style:family="text">
      <style:text-properties fo:color="#cc7832" officeooo:rsid="0059ace3"/>
    </style:style>
    <style:style style:name="T16" style:family="text">
      <style:text-properties style:font-name="Source Code Pro"/>
    </style:style>
    <style:style style:name="T17" style:family="text">
      <style:text-properties style:font-name="Source Code Pro" fo:font-weight="bold"/>
    </style:style>
    <style:style style:name="T18" style:family="text">
      <style:text-properties style:font-name="Source Code Pro" fo:font-weight="bold" fo:background-color="#ff6600" loext:char-shading-value="0"/>
    </style:style>
    <style:style style:name="T19" style:family="text">
      <style:text-properties style:font-name="Source Code Pro" fo:background-color="#ff6600" loext:char-shading-value="0"/>
    </style:style>
    <style:style style:name="T20" style:family="text">
      <style:text-properties style:font-name="Source Code Pro" fo:language="en" fo:country="US" fo:font-weight="bold" fo:background-color="#ff6600" loext:char-shading-value="0"/>
    </style:style>
    <style:style style:name="T21" style:family="text">
      <style:text-properties fo:color="#b200b2" style:font-name="Source Code Pro"/>
    </style:style>
    <style:style style:name="T22" style:family="text">
      <style:text-properties fo:color="#94558d"/>
    </style:style>
    <style:style style:name="T23" style:family="text">
      <style:text-properties fo:color="#94558d" style:font-name="Source Code Pro"/>
    </style:style>
    <style:style style:name="T24" style:family="text">
      <style:text-properties fo:color="#94558d" style:font-name="Source Code Pro" fo:background-color="#ff6600" loext:char-shading-value="0"/>
    </style:style>
    <style:style style:name="T25" style:family="text">
      <style:text-properties fo:color="#8888c6" style:font-name="Source Code Pro"/>
    </style:style>
    <style:style style:name="T26" style:family="text">
      <style:text-properties officeooo:rsid="00388280"/>
    </style:style>
    <style:style style:name="T27" style:family="text">
      <style:text-properties officeooo:rsid="003e5d37"/>
    </style:style>
    <style:style style:name="T28" style:family="text">
      <style:text-properties officeooo:rsid="0041016e"/>
    </style:style>
    <style:style style:name="T29" style:family="text">
      <style:text-properties officeooo:rsid="0042b9df"/>
    </style:style>
    <style:style style:name="T30" style:family="text">
      <style:text-properties officeooo:rsid="0044be8a"/>
    </style:style>
    <style:style style:name="T31" style:family="text">
      <style:text-properties fo:color="#a5c261"/>
    </style:style>
    <style:style style:name="T32" style:family="text">
      <style:text-properties fo:color="#a5c261" style:font-name="Source Code Pro"/>
    </style:style>
    <style:style style:name="T33" style:family="text">
      <style:text-properties fo:color="#a5c261" style:font-name="Source Code Pro" officeooo:rsid="00594639"/>
    </style:style>
    <style:style style:name="T34" style:family="text">
      <style:text-properties fo:color="#a5c261" style:font-name="Source Code Pro" fo:background-color="#ff6600" loext:char-shading-value="0"/>
    </style:style>
    <style:style style:name="T35" style:family="text">
      <style:text-properties fo:color="#a5c261" style:font-name="Source Code Pro" fo:language="en" fo:country="US" fo:font-weight="bold" fo:background-color="#ff6600" loext:char-shading-value="0"/>
    </style:style>
    <style:style style:name="T36" style:family="text">
      <style:text-properties officeooo:rsid="0047edf7"/>
    </style:style>
    <style:style style:name="T37" style:family="text">
      <style:text-properties fo:color="#9876aa"/>
    </style:style>
    <style:style style:name="T38" style:family="text">
      <style:text-properties fo:color="#9876aa" style:font-name="Source Code Pro"/>
    </style:style>
    <style:style style:name="T39" style:family="text">
      <style:text-properties fo:color="#9876aa" style:font-name="Source Code Pro" fo:background-color="#ff6600" loext:char-shading-value="0"/>
    </style:style>
    <style:style style:name="T40" style:family="text">
      <style:text-properties fo:color="#6a8759"/>
    </style:style>
    <style:style style:name="T41" style:family="text">
      <style:text-properties fo:color="#6a8759" officeooo:rsid="004c0f05" fo:background-color="#ff6600" loext:char-shading-value="0"/>
    </style:style>
    <style:style style:name="T42" style:family="text">
      <style:text-properties fo:color="#6a8759" style:font-name="Source Code Pro"/>
    </style:style>
    <style:style style:name="T43" style:family="text">
      <style:text-properties fo:color="#6a8759" style:font-name="Source Code Pro" fo:background-color="#ff6600" loext:char-shading-value="0"/>
    </style:style>
    <style:style style:name="T44" style:family="text">
      <style:text-properties fo:background-color="#ff6600" loext:char-shading-value="0"/>
    </style:style>
    <style:style style:name="T45" style:family="text">
      <style:text-properties officeooo:rsid="004c0f05"/>
    </style:style>
    <style:style style:name="T46" style:family="text">
      <style:text-properties officeooo:rsid="004cad03"/>
    </style:style>
    <style:style style:name="T47" style:family="text">
      <style:text-properties officeooo:rsid="00543373"/>
    </style:style>
    <style:style style:name="T48" style:family="text">
      <style:text-properties fo:color="#6897bb"/>
    </style:style>
    <style:style style:name="T49" style:family="text">
      <style:text-properties fo:color="#6897bb" style:font-name="Source Code Pro"/>
    </style:style>
    <style:style style:name="T50" style:family="text">
      <style:text-properties officeooo:rsid="005d698f"/>
    </style:style>
    <style:style style:name="T51" style:family="text">
      <style:text-properties officeooo:rsid="005e4a2c"/>
    </style:style>
    <style:style style:name="T52" style:family="text">
      <style:text-properties officeooo:rsid="005f06f1"/>
    </style:style>
    <style:style style:name="T53" style:family="text">
      <style:text-properties officeooo:rsid="005fe260"/>
    </style:style>
    <style:style style:name="T54" style:family="text">
      <style:text-properties officeooo:rsid="0062f7dd"/>
    </style:style>
    <style:style style:name="T55" style:family="text">
      <style:text-properties officeooo:rsid="0065682b"/>
    </style:style>
    <style:style style:name="T56" style:family="text">
      <style:text-properties fo:color="#a9b7c6" fo:background-color="#ff6600" loext:char-shading-value="0"/>
    </style:style>
    <style:style style:name="T57" style:family="text">
      <style:text-properties fo:color="#a9b7c6" style:font-name="Source Code Pro" fo:background-color="#ff6600" loext:char-shading-value="0"/>
    </style:style>
    <style:style style:name="T58" style:family="text">
      <style:text-properties officeooo:rsid="006606fa"/>
    </style:style>
    <style:style style:name="T59" style:family="text">
      <style:text-properties officeooo:rsid="0066c1e8"/>
    </style:style>
    <style:style style:name="T60" style:family="text">
      <style:text-properties officeooo:rsid="0069ffb2"/>
    </style:style>
    <style:style style:name="T61" style:family="text">
      <style:text-properties officeooo:rsid="006a7760"/>
    </style:style>
    <style:style style:name="T62" style:family="text">
      <style:text-properties officeooo:rsid="006c260c"/>
    </style:style>
    <style:style style:name="T63" style:family="text">
      <style:text-properties officeooo:rsid="007271c2"/>
    </style:style>
    <style:style style:name="T64" style:family="text">
      <style:text-properties officeooo:rsid="0074653e"/>
    </style:style>
    <style:style style:name="T65" style:family="text">
      <style:text-properties officeooo:rsid="0075443f"/>
    </style:style>
    <style:style style:name="T66" style:family="text">
      <style:text-properties officeooo:rsid="0076865e"/>
    </style:style>
    <style:style style:name="T67" style:family="text">
      <style:text-properties fo:language="en" fo:country="US"/>
    </style:style>
    <style:style style:name="T68" style:family="text">
      <style:text-properties fo:language="en" fo:country="US" officeooo:rsid="007e7c67"/>
    </style:style>
    <style:style style:name="T69" style:family="text">
      <style:text-properties fo:language="en" fo:country="US" officeooo:rsid="0053ff24"/>
    </style:style>
    <style:style style:name="T70" style:family="text">
      <style:text-properties fo:language="en" fo:country="US" officeooo:rsid="0054d282"/>
    </style:style>
    <style:style style:name="T71" style:family="text">
      <style:text-properties fo:language="en" fo:country="US" officeooo:rsid="0056b06b" fo:background-color="#ff6600" loext:char-shading-value="0"/>
    </style:style>
    <style:style style:name="T72" style:family="text">
      <style:text-properties fo:language="en" fo:country="US" officeooo:rsid="004f9601"/>
    </style:style>
    <style:style style:name="T73" style:family="text">
      <style:text-properties officeooo:rsid="007e7c67"/>
    </style:style>
    <style:style style:name="T74" style:family="text">
      <style:text-properties officeooo:rsid="007f834f"/>
    </style:style>
    <style:style style:name="T75" style:family="text">
      <style:text-properties officeooo:rsid="0080f3c8"/>
    </style:style>
    <style:style style:name="T76" style:family="text">
      <style:text-properties officeooo:rsid="0083a48e"/>
    </style:style>
    <style:style style:name="T77" style:family="text">
      <style:text-properties officeooo:rsid="00852a8f"/>
    </style:style>
    <style:style style:name="T78" style:family="text">
      <style:text-properties officeooo:rsid="0086c416"/>
    </style:style>
    <style:style style:name="T79" style:family="text">
      <style:text-properties officeooo:rsid="00870e1b"/>
    </style:style>
    <style:style style:name="T80" style:family="text">
      <style:text-properties officeooo:rsid="0087f6e6"/>
    </style:style>
    <style:style style:name="T81" style:family="text">
      <style:text-properties officeooo:rsid="0088cb8f"/>
    </style:style>
    <style:style style:name="T82" style:family="text">
      <style:text-properties officeooo:rsid="0089824c"/>
    </style:style>
    <style:style style:name="T83" style:family="text">
      <style:text-properties officeooo:rsid="008b4498"/>
    </style:style>
    <style:style style:name="T84" style:family="text">
      <style:text-properties officeooo:rsid="008b44c1"/>
    </style:style>
    <style:style style:name="T85" style:family="text">
      <style:text-properties officeooo:rsid="008c2132"/>
    </style:style>
    <style:style style:name="T86" style:family="text">
      <style:text-properties officeooo:rsid="008d3ac5"/>
    </style:style>
    <style:style style:name="T87" style:family="text">
      <style:text-properties officeooo:rsid="008eabd0"/>
    </style:style>
    <style:style style:name="T88" style:family="text">
      <style:text-properties officeooo:rsid="00908b4e"/>
    </style:style>
    <style:style style:name="T89" style:family="text">
      <style:text-properties officeooo:rsid="0091e3df"/>
    </style:style>
    <style:style style:name="T90" style:family="text">
      <style:text-properties officeooo:rsid="0092c8a6"/>
    </style:style>
    <style:style style:name="T91" style:family="text">
      <style:text-properties officeooo:rsid="009460b4"/>
    </style:style>
    <style:style style:name="T92" style:family="text">
      <style:text-properties officeooo:rsid="0095ea2f"/>
    </style:style>
    <style:style style:name="T93" style:family="text">
      <style:text-properties officeooo:rsid="009607c3"/>
    </style:style>
    <style:style style:name="T94" style:family="text">
      <style:text-properties officeooo:rsid="009b74ac"/>
    </style:style>
    <style:style style:name="T95" style:family="text">
      <style:text-properties officeooo:rsid="009e972d"/>
    </style:style>
    <style:style style:name="T96" style:family="text">
      <style:text-properties officeooo:rsid="009f56e7"/>
    </style:style>
    <style:style style:name="T97" style:family="text">
      <style:text-properties officeooo:rsid="00a2335e"/>
    </style:style>
    <style:style style:name="T98" style:family="text">
      <style:text-properties officeooo:rsid="00a6b116"/>
    </style:style>
    <style:style style:name="T99" style:family="text">
      <style:text-properties officeooo:rsid="00a8013f"/>
    </style:style>
    <style:style style:name="T100" style:family="text">
      <style:text-properties officeooo:rsid="00a8d063"/>
    </style:style>
    <style:style style:name="T101" style:family="text">
      <style:text-properties officeooo:rsid="00a91878"/>
    </style:style>
    <style:style style:name="T102" style:family="text">
      <style:text-properties officeooo:rsid="00aa922b"/>
    </style:style>
    <style:style style:name="T103" style:family="text">
      <style:text-properties officeooo:rsid="00aac21e"/>
    </style:style>
    <style:style style:name="T104" style:family="text">
      <style:text-properties fo:color="#660e7a" style:font-name="DejaVu Sans Mono" fo:font-weight="bold"/>
    </style:style>
    <style:style style:name="T105" style:family="text">
      <style:text-properties fo:color="#000000" style:font-name="DejaVu Sans Mono"/>
    </style:style>
    <style:style style:name="T106" style:family="text">
      <style:text-properties fo:color="#000000" style:font-name="DejaVu Sans Mono" fo:language="en" fo:country="US" officeooo:rsid="0056b06b" fo:background-color="#ff6600" loext:char-shading-value="0"/>
    </style:style>
    <style:style style:name="T107" style:family="text">
      <style:text-properties fo:color="#000080" officeooo:rsid="0059ace3"/>
    </style:style>
    <style:style style:name="T108" style:family="text">
      <style:text-properties fo:color="#000080" fo:font-weight="bold"/>
    </style:style>
    <style:style style:name="T109" style:family="text">
      <style:text-properties fo:color="#008000" officeooo:rsid="0059ace3"/>
    </style:style>
    <style:style style:name="T110" style:family="text">
      <style:text-properties fo:color="#008000" fo:font-weight="bold"/>
    </style:style>
    <style:style style:name="T111" style:family="text">
      <style:text-properties fo:color="#008000" style:font-name="DejaVu Sans Mono" fo:font-weight="bold"/>
    </style:style>
    <style:style style:name="T112" style:family="text">
      <style:text-properties fo:color="#008000" style:font-name="DejaVu Sans Mono" fo:language="en" fo:country="US" fo:font-weight="bold" officeooo:rsid="0056b06b" fo:background-color="#ff6600" loext:char-shading-value="0"/>
    </style:style>
    <style:style style:name="T113" style:family="text">
      <style:text-properties officeooo:rsid="00b2c9ff"/>
    </style:style>
    <style:style style:name="T114" style:family="text">
      <style:text-properties officeooo:rsid="00b5e33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Ablauf+</text:p>
      <text:h text:style-name="P118" text:outline-level="1"><text:bookmark-start text:name="__RefHeading___Toc106_777673765"/>Introduction<text:bookmark-end text:name="__RefHeading___Toc106_777673765"/></text:h>
      <text:p text:style-name="P3">Ablauf+ is the successor of Ablauf. Ablauf is a finit state machine (FSM). It consists of states and transitions. You start with the start state and by using transitions from one state to another your program transit through the states until it reaches the end state.</text:p>
      <text:p text:style-name="P4"/>
      <text:p text:style-name="P3">Ablauf+ offers a model view controller (MVC) extention to the FSM as well as a process notation called AP<text:span text:style-name="T101">M</text:span>N. <text:span text:style-name="T1">(Ablauf Process Model Notation) that is highly influenced by BPMN.</text:span></text:p>
      <text:p text:style-name="P5"/>
      <text:p text:style-name="P6">The main puprose of Ablauf+ at the moment is to be the backbone of Pionierwerk's controller controlled game <text:span text:style-name="T2">selection</text:span> frontend. It will also serves as the backbone for Pionierwerk's upcoming game menu framework.</text:p>
      <text:p text:style-name="P6"/>
      <text:p text:style-name="P6">The vision for Ablauf is to be a documented absrtraction layer for controller orientated programmes. <text:s/></text:p>
      <text:h text:style-name="P119" text:outline-level="1"><text:bookmark-start text:name="__RefHeading___Toc108_777673765"/>Installation<text:bookmark-end text:name="__RefHeading___Toc108_777673765"/></text:h>
      <text:h text:style-name="P119" text:outline-level="1"><text:bookmark-start text:name="__RefHeading___Toc112_777673765"/>Getting started<text:bookmark-end text:name="__RefHeading___Toc112_777673765"/></text:h>
      <text:p text:style-name="P69">In the tools folder you will find the ablaufpad application. This application offers a number of operations to quickly create and expand an ablauf programm.</text:p>
      <text:h text:style-name="P122" text:outline-level="2"><text:bookmark-start text:name="__RefHeading___Toc114_777673765"/>Create a <text:span text:style-name="T58">first </text:span>ablauf project<text:bookmark-end text:name="__RefHeading___Toc114_777673765"/></text:h>
      <text:p text:style-name="P69">Start ablaufpad: </text:p>
      <text:p text:style-name="P48">./ablaufpad</text:p>
      <text:p text:style-name="P69">Type:</text:p>
      <text:p text:style-name="P48">create project <text:span text:style-name="T59">simple console_kernel none_input_handler</text:span></text:p>
      <text:p text:style-name="P7">A new project named „<text:span text:style-name="T59">simple“</text:span> is created. </text:p>
      <text:p text:style-name="P7"/>
      <text:p text:style-name="P8">Start the new ablauf+ <text:span text:style-name="T74">process</text:span> inside the new project </text:p>
      <text:p text:style-name="P8"/>
      <text:p text:style-name="P44">cd <text:span text:style-name="T59">simple</text:span></text:p>
      <text:p text:style-name="P44">python __init__.py</text:p>
      <text:p text:style-name="P2"/>
      <text:p text:style-name="P8">The result will be output like this</text:p>
      <text:p text:style-name="P8"/>
      <text:p text:style-name="P95">Ablauf - DEBUG - [ok] global controllers loaded</text:p>
      <text:p text:style-name="P95">Ablauf - DEBUG - [ok] initialized Ablauf+</text:p>
      <text:p text:style-name="P95">Ablauf - DEBUG - [ok] App_views loaded</text:p>
      <text:p text:style-name="P95">Ablauf - DEBUG - [ok] App_controllers loaded</text:p>
      <text:p text:style-name="P95">Ablauf - DEBUG - [ok] App_models loaded</text:p>
      <text:p text:style-name="P95">Ablauf - DEBUG - ----------------------------------------------- State:Init <text:soft-page-break/>----------------------------------------------------------</text:p>
      <text:p text:style-name="P95">Ablauf - DEBUG - no view found in state: Init: 'module' object has no attribute 'InitView' </text:p>
      <text:p text:style-name="P95">Ablauf - DEBUG - State: Init has no enter function</text:p>
      <text:p text:style-name="P95">Ablauf - DEBUG - State: Init has no leave function</text:p>
      <text:p text:style-name="P95">Ablauf - DEBUG - start Ablauf state engine</text:p>
      <text:p text:style-name="P95">Ablauf - DEBUG - |----------------- Transit to -----------------|:Init</text:p>
      <text:p text:style-name="P95">Ablauf - DEBUG - |=================== Jump to ==================|:end</text:p>
      <text:p text:style-name="P95">Ablauf - DEBUG - finishing Ablauf+</text:p>
      <text:p text:style-name="P95">Ablauf - DEBUG - Ablauf+ main loop stopped</text:p>
      <text:p text:style-name="P2"/>
      <text:p text:style-name="P9">What happened?</text:p>
      <text:p text:style-name="P9"/>
      <text:p text:style-name="P10">The ablauf+ <text:span text:style-name="T75">process</text:span> started with the internal „start“ state. </text:p>
      <text:p text:style-name="P10">Then <text:span text:style-name="T3">the process</text:span> transition to the „Init“ state. </text:p>
      <text:p text:style-name="P10"><text:span text:style-name="T3">The process</text:span> processes <text:s/>the „Init“ state <text:span text:style-name="T3">(no output)</text:span>. </text:p>
      <text:p text:style-name="P10">Finally it did a jump to the „end“ state</text:p>
      <text:p text:style-name="P10"/>
      <text:h text:style-name="P123" text:outline-level="2">FSM roots of Ablauf</text:h>
      <text:h text:style-name="P129" text:outline-level="3">States </text:h>
      <text:p text:style-name="P70">Internaly Alauf works with states. As an abstraction layer the AP<text:span text:style-name="T102">M</text:span>N notation is used to hide the states. When you add an AP<text:span text:style-name="T102">M</text:span>N compnent a state is added into the ablaf state repository. </text:p>
      <text:h text:style-name="P128" text:outline-level="3">Transitions</text:h>
      <text:p text:style-name="P70">To connect states, there are transitions that are also partly hidden by the AP<text:span text:style-name="T102">M</text:span>N layer. A transition let you define a function that is called when the FSM moves from one state to another. A transition is a defined move from one state to another. In Ablauf+ there is also the possibility to do an undefined move from one state to another state that is called a „jump“ </text:p>
      <text:h text:style-name="P122" text:outline-level="2">MVC extention of Ablauf+</text:h>
      <text:p text:style-name="P2">From now on let us call a state a controller. </text:p>
      <text:p text:style-name="P2"/>
      <text:p text:style-name="P2">So what happend so far?</text:p>
      <text:p text:style-name="P2">The ablauf+ <text:span text:style-name="T76">process</text:span> started with the internal „start“ controller</text:p>
      <text:p text:style-name="P2">Then the <text:span text:style-name="T77">process</text:span> tranistion to the „Init“ controller</text:p>
      <text:p text:style-name="P2">The <text:span text:style-name="T78">process </text:span>processes the „Init“ controller (no output)</text:p>
      <text:p text:style-name="P2">Finnaly it did a jump to the „end“ controller</text:p>
      <text:p text:style-name="P2"/>
      <text:p text:style-name="P11">Not a great change, bu an important. </text:p>
      <text:p text:style-name="P11"/>
      <text:h text:style-name="P128" text:outline-level="3">Add some <text:span text:style-name="T4">controller </text:span>logic</text:h>
      <text:p text:style-name="P12">In the file projectname\processes\<text:span text:style-name="T100">A</text:span>pp<text:span text:style-name="T5">\App_controller.py add the following code:</text:span></text:p>
      <text:p text:style-name="P13"/>
      <text:p text:style-name="P12"/>
      <text:p text:style-name="P56"><text:span text:style-name="T8">import </text:span>ablauf</text:p>
      <text:p text:style-name="P57"><text:span text:style-name="T8">import </text:span>ablauf.gpn0</text:p>
      <text:p text:style-name="P65"># State classes0</text:p>
      <text:p text:style-name="P65"><text:soft-page-break/># ==============================================</text:p>
      <text:p text:style-name="P65"># <text:s/>Init task</text:p>
      <text:p text:style-name="P65"># ****************************************************************************</text:p>
      <text:p text:style-name="P57"><text:span text:style-name="T8">class </text:span><text:span text:style-name="T6">Init</text:span>(ablauf.gpn.Task):</text:p>
      <text:p text:style-name="P59"><text:s text:c="4"/><text:span text:style-name="T10">def </text:span><text:span text:style-name="T21">__init__</text:span><text:span text:style-name="T16">(</text:span><text:span text:style-name="T23">self</text:span><text:span text:style-name="T9">, </text:span><text:span text:style-name="T16">name</text:span><text:span text:style-name="T9">, </text:span><text:span text:style-name="T16">exit_transition=</text:span><text:span text:style-name="T25">None</text:span><text:span text:style-name="T16">):</text:span></text:p>
      <text:p text:style-name="P59"><text:s text:c="8"/><text:span text:style-name="T16">ablauf.gpn.Task.</text:span><text:span text:style-name="T21">__init__</text:span><text:span text:style-name="T16">(</text:span><text:span text:style-name="T23">self</text:span><text:span text:style-name="T9">, </text:span><text:span text:style-name="T16">name</text:span><text:span text:style-name="T9">, </text:span><text:span text:style-name="T16">exit_transition)</text:span></text:p>
      <text:p text:style-name="P59"><text:s text:c="4"/><text:span text:style-name="T10">def </text:span><text:span text:style-name="T17">task</text:span><text:span text:style-name="T16">(</text:span><text:span text:style-name="T23">self</text:span><text:span text:style-name="T16">):</text:span></text:p>
      <text:p text:style-name="P89"><text:s text:c="8"/><text:bookmark-start text:name="__DdeLink__1981_1055079664"/><text:span text:style-name="T17">print</text:span><text:span text:style-name="T16">("Init processing here")</text:span><text:bookmark-end text:name="__DdeLink__1981_1055079664"/></text:p>
      <text:p text:style-name="P13">Thats' our first controller. Each controller of a given <text:span text:style-name="T79">process</text:span> is implemented in the [<text:span text:style-name="T81">proccess</text:span> name]_<text:span text:style-name="T81">process</text:span>.py file. Each project is generated with the default <text:span text:style-name="T80">process</text:span> called „<text:span text:style-name="T100">A</text:span>pp“, so per default the filename is <text:span text:style-name="T100">A</text:span>pp_<text:span text:style-name="T80">process</text:span>.py</text:p>
      <text:p text:style-name="P13"/>
      <text:p text:style-name="P13">The constructor of our controller (__init__) is part of the frameworks. Forget about it at the moment. More interesting is the controller code in the „task“ function of our controller. Here you could code your logic what should happens when the controller is processed.</text:p>
      <text:p text:style-name="P13"/>
      <text:p text:style-name="P13">In our case we simple prints out a message.</text:p>
      <text:p text:style-name="P13"/>
      <text:p text:style-name="P14"><text:span text:style-name="T28">Now </text:span>rerun the <text:span text:style-name="T82">process</text:span></text:p>
      <text:p text:style-name="P14"/>
      <text:p text:style-name="P45">cd projectname</text:p>
      <text:p text:style-name="P45">python __init__.py</text:p>
      <text:p text:style-name="P14"/>
      <text:p text:style-name="P14">The output <text:span text:style-name="T27">will </text:span>change a little bit:</text:p>
      <text:p text:style-name="P12"/>
      <text:p text:style-name="P46">…..</text:p>
      <text:p text:style-name="P46">Ablauf - DEBUG - |----------------- Transit to -----------------|:Init</text:p>
      <text:p text:style-name="P47">processing here</text:p>
      <text:p text:style-name="P46">Ablauf - DEBUG - |=================== Jump to ==================|:end</text:p>
      <text:p text:style-name="P46">Ablauf - DEBUG - finishing Ablauf+</text:p>
      <text:p text:style-name="P46">Ablauf - DEBUG - Ablauf+ main loop stopped</text:p>
      <text:p text:style-name="P15"/>
      <text:h text:style-name="P124" text:outline-level="2">A more complet example</text:h>
      <text:h text:style-name="P128" text:outline-level="3">Add more controllers</text:h>
      <text:p text:style-name="P71">A simple <text:span text:style-name="T83">process</text:span> for games would look like this:</text:p>
      <text:list xml:id="list3057707746716503069" text:style-name="L1">
        <text:list-item>
          <text:p text:style-name="P113">Initialise the game</text:p>
        </text:list-item>
        <text:list-item>
          <text:p text:style-name="P113">Show a start / <text:span text:style-name="T46">menu</text:span> screen that display the name of the game, the creators and a function to start the game itself.</text:p>
        </text:list-item>
        <text:list-item>
          <text:p text:style-name="P113">Initialise the game round</text:p>
        </text:list-item>
        <text:list-item>
          <text:p text:style-name="P113">The game itself</text:p>
        </text:list-item>
        <text:list-item>
          <text:p text:style-name="P113">Put the score into the highscore table</text:p>
        </text:list-item>
        <text:list-item>
          <text:p text:style-name="P113">a High score table</text:p>
        </text:list-item>
      </text:list>
      <text:p text:style-name="P71"/>
      <text:p text:style-name="P2"><text:soft-page-break/>So we create a new project called simplegame and connect it.</text:p>
      <text:p text:style-name="P2"/>
      <text:p text:style-name="P36">do:create project simplegame <text:span text:style-name="T98">console_kernel none_input_handler</text:span></text:p>
      <text:p text:style-name="P36">project successful created</text:p>
      <text:p text:style-name="P36"/>
      <text:p text:style-name="P36">do:connect project simplegame</text:p>
      <text:p text:style-name="P36">simplegame successfully connected</text:p>
      <text:p text:style-name="P17"/>
      <text:p text:style-name="P2">Cause it's a good practise to start with a init controller, we implement the one that is created when we create an project</text:p>
      <text:p text:style-name="P2"/>
      <text:p text:style-name="P18"><text:span text:style-name="T98">W</text:span>e now create 3 new <text:span text:style-name="T29">controllers for the „Menu“, „Game“ and „High score table“ controller. </text:span></text:p>
      <text:p text:style-name="P16">The „<text:span text:style-name="T46">Menu</text:span>“ controller will transit to the „Game“ controller. </text:p>
      <text:p text:style-name="P16">The „Initiali<text:span text:style-name="T88">z</text:span>e the game round“ <text:span text:style-name="T84">process</text:span> step will be <text:span text:style-name="T30">i</text:span>mplemen<text:span text:style-name="T86">t</text:span>ed as the transit<text:span text:style-name="T87">i</text:span>on fro<text:span text:style-name="T30">m</text:span> „<text:span text:style-name="T46">Menu</text:span>“ to „Game“. </text:p>
      <text:p text:style-name="P16">The „Put the score into the highscore table“ <text:span text:style-name="T85">process</text:span> step will be implemented as a transition from the „Game“ to the „High Score Table“ controller </text:p>
      <text:p text:style-name="P2"/>
      <text:p text:style-name="P37">do:add controller <text:span text:style-name="T54">task A</text:span>pp Menu Transit Game</text:p>
      <text:p text:style-name="P37">controller added successful</text:p>
      <text:p text:style-name="P37">do:add controller <text:span text:style-name="T54">task A</text:span>pp Game Transit Highscore</text:p>
      <text:p text:style-name="P38">controller added successful</text:p>
      <text:p text:style-name="P37">do:add controller <text:span text:style-name="T54">task A</text:span>pp Highscore Jump en<text:span text:style-name="T36">d</text:span></text:p>
      <text:p text:style-name="P38">controller added successful</text:p>
      <text:p text:style-name="P2"/>
      <text:p text:style-name="P19">In the Init controller in the file „<text:span text:style-name="T99">A</text:span>pp_process.json“ you have to point the transition to <text:span text:style-name="T45">the „Menu“ controller</text:span>:</text:p>
      <text:p text:style-name="P19"/>
      <text:p text:style-name="P49">{<text:span text:style-name="T37">"states"</text:span><text:span text:style-name="T7">: </text:span>[{<text:span text:style-name="T37">"exit_transition"</text:span><text:span text:style-name="T7">: </text:span>{<text:span text:style-name="T37">"destination"</text:span><text:span text:style-name="T7">: </text:span><text:span text:style-name="T40">"</text:span><text:span text:style-name="T41">Menu</text:span><text:span text:style-name="T40">"</text:span><text:span text:style-name="T7">, </text:span><text:span text:style-name="T37">"type"</text:span><text:span text:style-name="T7">: </text:span><text:span text:style-name="T40">"Jump"</text:span>}<text:span text:style-name="T7">, </text:span><text:span text:style-name="T37">"type"</text:span><text:span text:style-name="T7">: </text:span><text:span text:style-name="T40">"Task"</text:span><text:span text:style-name="T7">, </text:span><text:span text:style-name="T37">"name"</text:span><text:span text:style-name="T7">: </text:span><text:span text:style-name="T40">"Init"}…</text:span>.</text:p>
      <text:p text:style-name="P19"/>
      <text:p text:style-name="P20">In <text:s/>the file „<text:span text:style-name="T100">A</text:span>pp_controller.py“ you add some logic:</text:p>
      <text:p text:style-name="P1"/>
      <text:p text:style-name="P134">…..</text:p>
      <text:p text:style-name="P58"><text:span text:style-name="T8">class </text:span><text:span text:style-name="T6">Init</text:span>(ablauf.gpn.Task):</text:p>
      <text:p text:style-name="P60"><text:s text:c="4"/><text:span text:style-name="T10">def </text:span><text:span text:style-name="T21">__init__</text:span><text:span text:style-name="T16">(</text:span><text:span text:style-name="T23">self</text:span><text:span text:style-name="T9">, </text:span><text:span text:style-name="T16">name</text:span><text:span text:style-name="T9">, </text:span><text:span text:style-name="T16">exit_transition=</text:span><text:span text:style-name="T25">None</text:span><text:span text:style-name="T16">):</text:span></text:p>
      <text:p text:style-name="P60"><text:s text:c="8"/><text:span text:style-name="T16">ablauf.gpn.Task.</text:span><text:span text:style-name="T21">__init__</text:span><text:span text:style-name="T16">(</text:span><text:span text:style-name="T23">self</text:span><text:span text:style-name="T9">, </text:span><text:span text:style-name="T16">name</text:span><text:span text:style-name="T9">, </text:span><text:span text:style-name="T16">exit_transition)</text:span></text:p>
      <text:p text:style-name="P60"><text:s text:c="4"/><text:span text:style-name="T10">def </text:span><text:span text:style-name="T17">task</text:span><text:span text:style-name="T16">(</text:span><text:span text:style-name="T23">self</text:span><text:span text:style-name="T16">):</text:span></text:p>
      <text:p text:style-name="P61"><text:s text:c="8"/><text:span text:style-name="T10">print</text:span><text:span text:style-name="T16">(</text:span><text:span text:style-name="T32">"Init processing"</text:span><text:span text:style-name="T16">)</text:span></text:p>
      <text:p text:style-name="P137"/>
      <text:p text:style-name="P66"># &lt;ab&gt; start id:Menu</text:p>
      <text:p text:style-name="P66"># Menu task</text:p>
      <text:p text:style-name="P66"># ****************************************************************************</text:p>
      <text:p text:style-name="P58"><text:span text:style-name="T8">class </text:span><text:span text:style-name="T6">Menu</text:span>(ablauf.gpn.Task):</text:p>
      <text:p text:style-name="P60"><text:s text:c="4"/><text:span text:style-name="T10">def </text:span><text:span text:style-name="T21">__init__</text:span><text:span text:style-name="T16">(</text:span><text:span text:style-name="T23">self</text:span><text:span text:style-name="T9">, </text:span><text:span text:style-name="T16">name</text:span><text:span text:style-name="T9">, </text:span><text:span text:style-name="T16">exit_transition=</text:span><text:span text:style-name="T25">None</text:span><text:span text:style-name="T16">):</text:span></text:p>
      <text:p text:style-name="P60"><text:s text:c="8"/><text:span text:style-name="T16">ablauf.gpn.Task.</text:span><text:span text:style-name="T21">__init__</text:span><text:span text:style-name="T16">(</text:span><text:span text:style-name="T23">self</text:span><text:span text:style-name="T9">, </text:span><text:span text:style-name="T16">name</text:span><text:span text:style-name="T9">, </text:span><text:span text:style-name="T16">exit_transition)</text:span></text:p>
      <text:p text:style-name="P60"><text:s text:c="4"/><text:span text:style-name="T10">def </text:span><text:span text:style-name="T17">task</text:span><text:span text:style-name="T16">(</text:span><text:span text:style-name="T23">self</text:span><text:span text:style-name="T16">):</text:span></text:p>
      <text:p text:style-name="P61"><text:s text:c="8"/><text:span text:style-name="T10">print</text:span><text:span text:style-name="T16">(</text:span><text:span text:style-name="T32">"Menu processing"</text:span><text:span text:style-name="T16">)</text:span></text:p>
      <text:p text:style-name="P66"># &lt;ab&gt; end id: Menu</text:p>
      <text:p text:style-name="P66"/>
      <text:p text:style-name="P66"># &lt;ab&gt; start id:Game</text:p>
      <text:p text:style-name="P66"># Game task</text:p>
      <text:p text:style-name="P66"># ****************************************************************************</text:p>
      <text:p text:style-name="P58"><text:span text:style-name="T8">class </text:span><text:span text:style-name="T6">Game</text:span>(ablauf.gpn.Task):</text:p>
      <text:p text:style-name="P60"><text:s text:c="4"/><text:span text:style-name="T10">def </text:span><text:span text:style-name="T21">__init__</text:span><text:span text:style-name="T16">(</text:span><text:span text:style-name="T23">self</text:span><text:span text:style-name="T9">, </text:span><text:span text:style-name="T16">name</text:span><text:span text:style-name="T9">, </text:span><text:span text:style-name="T16">exit_transition=</text:span><text:span text:style-name="T25">None</text:span><text:span text:style-name="T16">):</text:span></text:p>
      <text:p text:style-name="P60"><text:soft-page-break/><text:s text:c="8"/><text:span text:style-name="T16">ablauf.gpn.Task.</text:span><text:span text:style-name="T21">__init__</text:span><text:span text:style-name="T16">(</text:span><text:span text:style-name="T23">self</text:span><text:span text:style-name="T9">, </text:span><text:span text:style-name="T16">name</text:span><text:span text:style-name="T9">, </text:span><text:span text:style-name="T16">exit_transition)</text:span></text:p>
      <text:p text:style-name="P60"><text:s text:c="4"/><text:span text:style-name="T10">def </text:span><text:span text:style-name="T17">task</text:span><text:span text:style-name="T16">(</text:span><text:span text:style-name="T23">self</text:span><text:span text:style-name="T16">):</text:span></text:p>
      <text:p text:style-name="P61"><text:s text:c="8"/><text:span text:style-name="T10">print</text:span><text:span text:style-name="T16">(</text:span><text:span text:style-name="T32">"Game processing"</text:span><text:span text:style-name="T16">)</text:span></text:p>
      <text:p text:style-name="P66"># &lt;ab&gt; end id: Game</text:p>
      <text:p text:style-name="P66"/>
      <text:p text:style-name="P66"># &lt;ab&gt; start id:Highscore</text:p>
      <text:p text:style-name="P66"># Highscore task</text:p>
      <text:p text:style-name="P66"># ****************************************************************************</text:p>
      <text:p text:style-name="P58"><text:span text:style-name="T8">class </text:span><text:span text:style-name="T6">Highscore</text:span>(ablauf.gpn.Task):</text:p>
      <text:p text:style-name="P60"><text:s text:c="4"/><text:span text:style-name="T10">def </text:span><text:span text:style-name="T21">__init__</text:span><text:span text:style-name="T16">(</text:span><text:span text:style-name="T23">self</text:span><text:span text:style-name="T9">, </text:span><text:span text:style-name="T16">name</text:span><text:span text:style-name="T9">, </text:span><text:span text:style-name="T16">exit_transition=</text:span><text:span text:style-name="T25">None</text:span><text:span text:style-name="T16">):</text:span></text:p>
      <text:p text:style-name="P60"><text:s text:c="8"/><text:span text:style-name="T16">ablauf.gpn.Task.</text:span><text:span text:style-name="T21">__init__</text:span><text:span text:style-name="T16">(</text:span><text:span text:style-name="T23">self</text:span><text:span text:style-name="T9">, </text:span><text:span text:style-name="T16">name</text:span><text:span text:style-name="T9">, </text:span><text:span text:style-name="T16">exit_transition)</text:span></text:p>
      <text:p text:style-name="P60"><text:s text:c="4"/><text:span text:style-name="T10">def </text:span><text:span text:style-name="T17">task</text:span><text:span text:style-name="T16">(</text:span><text:span text:style-name="T23">self</text:span><text:span text:style-name="T16">):</text:span></text:p>
      <text:p text:style-name="P61"><text:s text:c="8"/><text:span text:style-name="T10">print</text:span><text:span text:style-name="T16">(</text:span><text:span text:style-name="T32">"Highscore processing"</text:span><text:span text:style-name="T16">)</text:span></text:p>
      <text:p text:style-name="P86"># &lt;ab&gt; end id: Highscore</text:p>
      <text:p text:style-name="P21">We now implement the transitions. There for we again extend the “<text:span text:style-name="T100">A</text:span>pp_controller.py” file</text:p>
      <text:p text:style-name="P21"/>
      <text:p text:style-name="P50"><text:span text:style-name="T8">class </text:span><text:span text:style-name="T6">Menu</text:span>(ablauf.gpn.Task):</text:p>
      <text:p text:style-name="P60"><text:s text:c="4"/><text:span text:style-name="T10">def </text:span><text:span text:style-name="T21">__init__</text:span><text:span text:style-name="T16">(</text:span><text:span text:style-name="T23">self</text:span><text:span text:style-name="T9">, </text:span><text:span text:style-name="T16">name</text:span><text:span text:style-name="T9">, </text:span><text:span text:style-name="T16">exit_transition=</text:span><text:span text:style-name="T25">None</text:span><text:span text:style-name="T16">):</text:span></text:p>
      <text:p text:style-name="P60"><text:s text:c="8"/><text:span text:style-name="T16">ablauf.gpn.Task.</text:span><text:span text:style-name="T21">__init__</text:span><text:span text:style-name="T16">(</text:span><text:span text:style-name="T23">self</text:span><text:span text:style-name="T9">, </text:span><text:span text:style-name="T16">name</text:span><text:span text:style-name="T9">, </text:span><text:span text:style-name="T16">exit_transition)</text:span></text:p>
      <text:p text:style-name="P60"><text:s text:c="4"/><text:span text:style-name="T10">def </text:span><text:span text:style-name="T17">task</text:span><text:span text:style-name="T16">(</text:span><text:span text:style-name="T23">self</text:span><text:span text:style-name="T16">):</text:span></text:p>
      <text:p text:style-name="P60"><text:s text:c="8"/><text:span text:style-name="T10">print</text:span><text:span text:style-name="T16">(</text:span><text:span text:style-name="T32">"Menu processing"</text:span><text:span text:style-name="T16">)</text:span></text:p>
      <text:p text:style-name="P60"><text:bookmark-start text:name="__DdeLink__1984_1055079664"/><text:s text:c="4"/><text:span text:style-name="T11">def </text:span><text:span text:style-name="T18">transition_to_Game_exit</text:span><text:span text:style-name="T19">(</text:span><text:span text:style-name="T24">self</text:span><text:span text:style-name="T19">):</text:span></text:p>
      <text:p text:style-name="P61"><text:s text:c="8"/><text:span text:style-name="T10">print</text:span><text:span text:style-name="T16">(</text:span><text:span text:style-name="T32">"transition to Game processed"</text:span><text:span text:style-name="T16">)</text:span><text:bookmark-end text:name="__DdeLink__1984_1055079664"/></text:p>
      <text:p text:style-name="P66"># &lt;ab&gt; end id: Menu</text:p>
      <text:p text:style-name="P66"/>
      <text:p text:style-name="P66"># &lt;ab&gt; start id:Game</text:p>
      <text:p text:style-name="P66"># Game task</text:p>
      <text:p text:style-name="P66"># ****************************************************************************</text:p>
      <text:p text:style-name="P58"><text:span text:style-name="T8">class </text:span><text:span text:style-name="T6">Game</text:span>(ablauf.gpn.Task):</text:p>
      <text:p text:style-name="P60"><text:s text:c="4"/><text:span text:style-name="T10">def </text:span><text:span text:style-name="T21">__init__</text:span><text:span text:style-name="T16">(</text:span><text:span text:style-name="T23">self</text:span><text:span text:style-name="T9">, </text:span><text:span text:style-name="T16">name</text:span><text:span text:style-name="T9">, </text:span><text:span text:style-name="T16">exit_transition=</text:span><text:span text:style-name="T25">None</text:span><text:span text:style-name="T16">):</text:span></text:p>
      <text:p text:style-name="P60"><text:s text:c="8"/><text:span text:style-name="T16">ablauf.gpn.Task.</text:span><text:span text:style-name="T21">__init__</text:span><text:span text:style-name="T16">(</text:span><text:span text:style-name="T23">self</text:span><text:span text:style-name="T9">, </text:span><text:span text:style-name="T16">name</text:span><text:span text:style-name="T9">, </text:span><text:span text:style-name="T16">exit_transition)</text:span></text:p>
      <text:p text:style-name="P60"><text:s text:c="4"/><text:span text:style-name="T10">def </text:span><text:span text:style-name="T17">task</text:span><text:span text:style-name="T16">(</text:span><text:span text:style-name="T23">self</text:span><text:span text:style-name="T16">):</text:span></text:p>
      <text:p text:style-name="P60"><text:s text:c="8"/><text:span text:style-name="T10">print</text:span><text:span text:style-name="T16">(</text:span><text:span text:style-name="T32">"Game processing"</text:span><text:span text:style-name="T16">)</text:span></text:p>
      <text:p text:style-name="P60"><text:bookmark-start text:name="__DdeLink__1986_1055079664"/><text:s text:c="4"/><text:span text:style-name="T11">def </text:span><text:span text:style-name="T18">transition_to_Highscore_exit</text:span><text:span text:style-name="T19">(</text:span><text:span text:style-name="T24">self</text:span><text:span text:style-name="T19">):</text:span></text:p>
      <text:p text:style-name="P88"><text:s text:c="8"/><text:span text:style-name="T10">print</text:span><text:span text:style-name="T16">(</text:span><text:span text:style-name="T32">"transition to Highscore processed"</text:span><text:span text:style-name="T16">)</text:span><text:bookmark-end text:name="__DdeLink__1986_1055079664"/></text:p>
      <text:p text:style-name="P22">The syntax of a transition function is: transition_to_[name destination controller]_[type]. </text:p>
      <text:p text:style-name="P22">The type depends on the AP<text:span text:style-name="T102">M</text:span>N controller. A task <text:span text:style-name="T102">APMN</text:span> controller has a „exit“ type</text:p>
      <text:p text:style-name="P21"/>
      <text:p text:style-name="P21">Finally we do a rerun of the worklfow. </text:p>
      <text:p text:style-name="P21"/>
      <text:p text:style-name="P96">cd projectname</text:p>
      <text:p text:style-name="P96">python __init__.py</text:p>
      <text:p text:style-name="P21"/>
      <text:p text:style-name="P109"><text:span text:style-name="T103">A</text:span>nd <text:span text:style-name="T103">we </text:span>get this result:</text:p>
      <text:p text:style-name="P21"/>
      <text:p text:style-name="P99">Ablauf - DEBUG - [ok] global controllers loaded</text:p>
      <text:p text:style-name="P99">Ablauf - DEBUG - [ok] initialized Ablauf+</text:p>
      <text:p text:style-name="P99">Ablauf - DEBUG - [ok] App_views loaded</text:p>
      <text:p text:style-name="P99">Ablauf - DEBUG - [ok] App_controllers loaded</text:p>
      <text:p text:style-name="P99">Ablauf - DEBUG - [ok] App_models loaded</text:p>
      <text:p text:style-name="P99">Ablauf - DEBUG - ----------------------------------------------- State:Init ----------------------------------------------------------</text:p>
      <text:p text:style-name="P99">Ablauf - DEBUG - no view found in state: Init: 'module' object has no attribute 'InitView' </text:p>
      <text:p text:style-name="P99">Ablauf - DEBUG - State: Init has no enter function</text:p>
      <text:p text:style-name="P99"><text:soft-page-break/>….</text:p>
      <text:p text:style-name="P99">Ablauf - DEBUG - start Ablauf state engine</text:p>
      <text:p text:style-name="P99">Ablauf - DEBUG - |----------------- Transit to -----------------|:Init</text:p>
      <text:p text:style-name="P99">Init processing</text:p>
      <text:p text:style-name="P99">Ablauf - DEBUG - |=================== Jump to ==================|:Menu</text:p>
      <text:p text:style-name="P99">Menu processing</text:p>
      <text:p text:style-name="P99">Ablauf - DEBUG - |----------------- Transit to -----------------|:Game</text:p>
      <text:p text:style-name="P99">Ablauf - DEBUG - Firing transition function:transition_to_Game_exit</text:p>
      <text:p text:style-name="P99">transition to Game processed</text:p>
      <text:p text:style-name="P99">Game processing</text:p>
      <text:p text:style-name="P99">Ablauf - DEBUG - |----------------- Transit to -----------------|:Highscore</text:p>
      <text:p text:style-name="P99">Ablauf - DEBUG - Firing transition function:transition_to_Highscore_exit</text:p>
      <text:p text:style-name="P99">transition to Highscore processed</text:p>
      <text:p text:style-name="P99">Highscore processing</text:p>
      <text:p text:style-name="P99">Ablauf - DEBUG - |=================== Jump to ==================|:end</text:p>
      <text:p text:style-name="P99">Ablauf - DEBUG - finishing Ablauf+</text:p>
      <text:p text:style-name="P99">Ablauf - DEBUG - Ablauf+ main loop stopped</text:p>
      <text:p text:style-name="P20"/>
      <text:p text:style-name="P23">We now see, that all process steps as planed are processed. The implementation is either a task controller or a transition. </text:p>
      <text:h text:style-name="P128" text:outline-level="3">Session <text:span text:style-name="T47">d</text:span>ata</text:h>
      <text:p text:style-name="P72">In our logic so far we only used the print function to print out messages. That's fine to test if the <text:span text:style-name="T92">process</text:span> is implemented correct. But of course our logic should imput data, process them and then output them. This idea is also from the seventies :-)</text:p>
      <text:p text:style-name="P114">To input and store data throughout the process we use session data. </text:p>
      <text:p text:style-name="P24"><text:span text:style-name="T51">Load</text:span> session data</text:p>
      <text:p text:style-name="P72">When you create a project in the configuration folder the file session.json ist created. There you could specifiy variables that should be read in at the start of the process. </text:p>
      <text:p text:style-name="P2">Example</text:p>
      <text:p text:style-name="P63">{</text:p>
      <text:p text:style-name="P63"><text:tab/>“text“:“value“,</text:p>
      <text:p text:style-name="P63"><text:tab/>„number“:“0“</text:p>
      <text:p text:style-name="P63"><text:tab/>„list“: [0,1,2,3,4],</text:p>
      <text:p text:style-name="P63"><text:tab/>„hash“: {„a“:0,“b“:“1“}</text:p>
      <text:p text:style-name="P63">}</text:p>
      <text:p text:style-name="P2"/>
      <text:p text:style-name="P25">The data is stored in json format. Have a look at <text:span text:style-name="T47">json.org for more information. </text:span></text:p>
      <text:p text:style-name="P24"/>
      <text:p text:style-name="P24">Store session data</text:p>
      <text:p text:style-name="P26">To store session data simply assign a value to a key.</text:p>
      <text:p text:style-name="P26"/>
      <text:p text:style-name="P26">Example</text:p>
      <text:p text:style-name="P39">ablauf.Data.session[„key“] = value</text:p>
      <text:p text:style-name="P24"/>
      <text:p text:style-name="P24">Read session data</text:p>
      <text:p text:style-name="P26">To read session data simply assign a variable the value of a key</text:p>
      <text:p text:style-name="P26"/>
      <text:p text:style-name="P26">Example</text:p>
      <text:p text:style-name="P39">_var = ablauf.Data.session[„key“] </text:p>
      <text:h text:style-name="P128" text:outline-level="3"><text:soft-page-break/>Add some more logic</text:h>
      <text:p text:style-name="P27">In our example we readin the starting higshscore. So the session.json file will looks like:</text:p>
      <text:p text:style-name="P143"><text:bookmark-start text:name="__DdeLink__1990_1055079664"/><text:bookmark-start text:name="__DdeLink__460_1602338138"/>{</text:p>
      <text:p text:style-name="P146"><text:span text:style-name="T69"><text:tab/></text:span><text:span text:style-name="T104">"highscore"</text:span><text:span text:style-name="T70"> </text:span><text:span text:style-name="T69">: </text:span><text:span text:style-name="T70">100</text:span></text:p>
      <text:p text:style-name="P64">}<text:bookmark-end text:name="__DdeLink__460_1602338138"/><text:bookmark-end text:name="__DdeLink__1990_1055079664"/></text:p>
      <text:p text:style-name="P27"/>
      <text:p text:style-name="P28">In the „Menu“ controller we add some texts and a input to wait for a key is pressed</text:p>
      <text:p text:style-name="P135"><text:bookmark-start text:name="__DdeLink__464_1602338138"/>….</text:p>
      <text:p text:style-name="P51"><text:span text:style-name="T8">def </text:span><text:span text:style-name="T6">task</text:span>(<text:span text:style-name="T22">self</text:span>):</text:p>
      <text:p text:style-name="P141"><text:bookmark-start text:name="__DdeLink__1992_1055079664"/><text:span text:style-name="T13"><text:s text:c="5"/></text:span><text:span text:style-name="T20"><text:s text:c="4"/></text:span><text:span text:style-name="T13">print</text:span><text:span text:style-name="T20">(</text:span><text:span text:style-name="T35">"=============================="</text:span><text:span text:style-name="T20">)</text:span></text:p>
      <text:p text:style-name="P141"><text:span text:style-name="T13"><text:s text:c="6"/></text:span><text:span text:style-name="T20"><text:s text:c="3"/></text:span><text:span text:style-name="T13">print</text:span><text:span text:style-name="T20">(</text:span><text:span text:style-name="T35">"=============================="</text:span><text:span text:style-name="T20">)</text:span></text:p>
      <text:p text:style-name="P140"><text:span text:style-name="T7"><text:s text:c="9"/></text:span><text:span text:style-name="T107">print</text:span><text:span text:style-name="T15">(</text:span><text:span text:style-name="T109">"Simple game <text:s text:c="9"/>Highscore:" </text:span><text:span text:style-name="T15">+</text:span><text:span text:style-name="T107">str</text:span><text:span text:style-name="T15">(ablauf.Data.session[</text:span><text:span text:style-name="T109">"highscore"</text:span><text:span text:style-name="T15">]))</text:span><text:span text:style-name="T7"> <text:s text:c="4"/></text:span></text:p>
      <text:p text:style-name="P62"><text:span text:style-name="T14"><text:s/></text:span><text:span text:style-name="T10"><text:s text:c="8"/>print</text:span><text:span text:style-name="T16">(</text:span><text:span text:style-name="T32">"=============================="</text:span><text:span text:style-name="T16">)</text:span><text:bookmark-end text:name="__DdeLink__464_1602338138"/></text:p>
      <text:p text:style-name="P138"/>
      <text:p text:style-name="P88"><text:s text:c="5"/><text:span text:style-name="T25">raw_input</text:span><text:span text:style-name="T16">(</text:span><text:span text:style-name="T32">"</text:span><text:span text:style-name="T33">press enter</text:span><text:span text:style-name="T32">"</text:span><text:span text:style-name="T16">)</text:span><text:bookmark-end text:name="__DdeLink__1992_1055079664"/></text:p>
      <text:p text:style-name="P29">In the „Menu“ controller we also add to the transition to „Game“ a piece of code that inititialise the score.</text:p>
      <text:p text:style-name="P29"/>
      <text:p text:style-name="P52"><text:span text:style-name="T8">def </text:span><text:span text:style-name="T6">transition_to_Game_exit</text:span>(<text:span text:style-name="T22">self</text:span>):</text:p>
      <text:p text:style-name="P88"><text:s text:c="4"/><text:bookmark-start text:name="__DdeLink__1994_1055079664"/><text:span text:style-name="T16">ablauf.Data.session[</text:span><text:span text:style-name="T32">"score"</text:span><text:span text:style-name="T16">] = </text:span><text:span text:style-name="T49">0</text:span><text:bookmark-end text:name="__DdeLink__1994_1055079664"/></text:p>
      <text:p text:style-name="P30">In the „Game“ controller we will set the highscore to a random value </text:p>
      <text:p text:style-name="P40"><text:bookmark-start text:name="__DdeLink__466_1602338138"/>from random import randint</text:p>
      <text:p text:style-name="P40">…..</text:p>
      <text:p text:style-name="P41">def tas<text:span text:style-name="T50">k</text:span>(self):</text:p>
      <text:p text:style-name="P104"><text:span text:style-name="T71"><text:tab/></text:span><text:bookmark-start text:name="__DdeLink__1996_1055079664"/><text:span text:style-name="T71">ablauf.Data.session</text:span><text:span text:style-name="T106">[</text:span><text:span text:style-name="T112">"score"</text:span><text:span text:style-name="T106">] </text:span><text:span text:style-name="T71">= randint(0,1000)</text:span><text:bookmark-end text:name="__DdeLink__1996_1055079664"/><text:bookmark-end text:name="__DdeLink__466_1602338138"/></text:p>
      <text:p text:style-name="P31"/>
      <text:p text:style-name="P31">In the transition from „Game“ to „Highscore we test if we should add the score into the highscore session.data</text:p>
      <text:p text:style-name="P51"><text:span text:style-name="T8">def </text:span><text:span text:style-name="T6">transition_to_Highscoe_exit</text:span>(<text:span text:style-name="T22">self</text:span>):</text:p>
      <text:p text:style-name="P145"><text:span text:style-name="T108"><text:s text:c="6"/>if </text:span>ablauf.Data.session[<text:span text:style-name="T110">"highscore"</text:span>] &lt; ablauf.Data.session[<text:span text:style-name="T110">"score"</text:span>]:</text:p>
      <text:p text:style-name="P144"><text:span text:style-name="T105"><text:s text:c="6"/><text:tab/>ablauf.Data.session[</text:span><text:span text:style-name="T111">"highscore"</text:span><text:span text:style-name="T105">] = ablauf.Data.session[</text:span><text:span text:style-name="T111">"score"</text:span><text:span text:style-name="T105">]</text:span><text:bookmark-start text:name="__DdeLink__468_1602338138"/><text:bookmark-end text:name="__DdeLink__468_1602338138"/><text:bookmark-start text:name="__DdeLink__1999_1055079664"/></text:p>
      <text:p text:style-name="P2"><text:bookmark-end text:name="__DdeLink__1999_1055079664"/></text:p>
      <text:p text:style-name="P32">Finally we change the <text:span text:style-name="T94">process</text:span> to let the „Highscore“ controller transit to the „Menu“ controller instead the „end“ state. In the file „<text:span text:style-name="T100">A</text:span>pp_process.json change:</text:p>
      <text:p text:style-name="P32"/>
      <text:p text:style-name="P53">{</text:p>
      <text:p text:style-name="P60"><text:s text:c="2"/><text:span text:style-name="T38">"exit_transition"</text:span><text:span text:style-name="T9">: </text:span><text:span text:style-name="T16">{</text:span></text:p>
      <text:p text:style-name="P61"><text:s text:c="4"/><text:span text:style-name="T38">"destination"</text:span><text:span text:style-name="T9">: </text:span><text:span text:style-name="T42">"Menu"</text:span><text:span text:style-name="T9">,</text:span></text:p>
      <text:p text:style-name="P60"><text:span text:style-name="T7"><text:s text:c="4"/></text:span><text:span text:style-name="T38">"type"</text:span><text:span text:style-name="T9">: </text:span><text:span text:style-name="T42">"Jump"</text:span></text:p>
      <text:p text:style-name="P60"><text:span text:style-name="T40"><text:s text:c="2"/></text:span><text:span text:style-name="T16">}</text:span><text:span text:style-name="T9">,</text:span></text:p>
      <text:p text:style-name="P60"><text:span text:style-name="T7"><text:s text:c="2"/></text:span><text:span text:style-name="T38">"type"</text:span><text:span text:style-name="T9">: </text:span><text:span text:style-name="T42">"Task"</text:span><text:span text:style-name="T9">,</text:span></text:p>
      <text:p text:style-name="P60"><text:span text:style-name="T7"><text:s text:c="2"/></text:span><text:span text:style-name="T38">"name"</text:span><text:span text:style-name="T9">: </text:span><text:span text:style-name="T42">"Highscore"</text:span></text:p>
      <text:p text:style-name="P87">}</text:p>
      <text:p text:style-name="P110">Now rerun the worklfow</text:p>
      <text:p text:style-name="P110"/>
      <text:p text:style-name="P97">cd projectname</text:p>
      <text:p text:style-name="P97">python __init__.py</text:p>
      <text:p text:style-name="P110"><text:span text:style-name="T72"/></text:p>
      <text:p text:style-name="P110"><text:span text:style-name="T113">And we get this result:</text:span> </text:p>
      <text:p text:style-name="P33"/>
      <text:p text:style-name="P42"><text:soft-page-break/>….</text:p>
      <text:p text:style-name="P100">Ablauf - DEBUG - start Ablauf state engine</text:p>
      <text:p text:style-name="P100">Ablauf - DEBUG - |----------------- Transit to -----------------|:Init</text:p>
      <text:p text:style-name="P100">Init processing</text:p>
      <text:p text:style-name="P100">Ablauf - DEBUG - |=================== Jump to ==================|:Menu</text:p>
      <text:p text:style-name="P100">==============================</text:p>
      <text:p text:style-name="P100">Simple game <text:s text:c="9"/>Highscore:100</text:p>
      <text:p text:style-name="P100">==============================</text:p>
      <text:p text:style-name="P100">press enter</text:p>
      <text:p text:style-name="P100">Ablauf - DEBUG - |----------------- Transit to -----------------|:Game</text:p>
      <text:p text:style-name="P100">Ablauf - DEBUG - Firing transition function:transition_to_Game_exit</text:p>
      <text:p text:style-name="P100">Ablauf - DEBUG - |----------------- Transit to -----------------|:Highscore</text:p>
      <text:p text:style-name="P100">Ablauf - DEBUG - Firing transition function:transition_to_Highscore_exit</text:p>
      <text:p text:style-name="P100">Highscore processing</text:p>
      <text:p text:style-name="P100">Ablauf - DEBUG - |=================== Jump to ==================|:Menu</text:p>
      <text:p text:style-name="P100">==============================</text:p>
      <text:p text:style-name="P100">Simple game <text:s text:c="9"/>Highscore:632</text:p>
      <text:p text:style-name="P100">==============================</text:p>
      <text:p text:style-name="P42">press enter</text:p>
      <text:p text:style-name="P2"/>
      <text:p text:style-name="P33">We now have a <text:span text:style-name="T96">process</text:span> that represents a simple game. Most of the controllers implements real logic and we use session data.</text:p>
      <text:h text:style-name="P128" text:outline-level="3">More controllers</text:h>
      <text:p text:style-name="P73"><text:span text:style-name="T51">During our logic implementation we changed the behavior of the process in that way, that it is no good FSM anymore. The process never reaches the „end“ state. </text:span><text:s/></text:p>
      <text:p text:style-name="P73">What we need is a conditional „Menu“ controller instead of the task controller. This conditional controller decided base<text:span text:style-name="T51">d</text:span> on an input to which controller it will transit. In BPMN terms this is called a „inclusive gateway“. It's <text:span text:style-name="T51">a </text:span>controller that evaluates the input, and dependet on the result it could do a transition to serveral destinations.</text:p>
      <text:p text:style-name="P73">In our example we implement an „choose menu option“ input in the menu and use the result as the input into <text:span text:style-name="T52">a new controller called „Menu_choice“ that implements an</text:span> <text:span text:style-name="T52">i</text:span>nclusive gateway. Depending on the option the game start<text:span text:style-name="T53">s</text:span> or the game <text:span text:style-name="T53">ends</text:span>. So our FSM could reach the „end“ state. </text:p>
      <text:p text:style-name="P74">With ablaufpad we create the „Menu_choice“ controller</text:p>
      <text:p text:style-name="P102">connect project simplegame</text:p>
      <text:p text:style-name="P43">add controller inclusivegateway <text:span text:style-name="T100">A</text:span>pp Menu_choice Transit,Game;Jump,end Jump Game</text:p>
      <text:p text:style-name="P43">inclusive gateway controller added successful</text:p>
      <text:p text:style-name="P2"/>
      <text:p text:style-name="P74">In the <text:span text:style-name="T97">process</text:span> <text:span text:style-name="T100">(“App_process.json”) </text:span>we let the „Menu“ controller jump <text:span text:style-name="T54">to the „Menu_choice“ controller</text:span></text:p>
      <text:p text:style-name="P54">{</text:p>
      <text:p text:style-name="P60"><text:s text:c="2"/><text:span text:style-name="T38">"exit_transition"</text:span><text:span text:style-name="T9">: </text:span><text:span text:style-name="T16">{</text:span></text:p>
      <text:p text:style-name="P60"><text:s text:c="3"/><text:span text:style-name="T44"><text:s/></text:span><text:span text:style-name="T39">"destination"</text:span><text:span text:style-name="T12">: </text:span><text:span text:style-name="T43">"Menu_choice"</text:span><text:span text:style-name="T12">,</text:span></text:p>
      <text:p text:style-name="P60"><text:span text:style-name="T7"><text:s text:c="4"/></text:span><text:span text:style-name="T38">"type"</text:span><text:span text:style-name="T9">: </text:span><text:span text:style-name="T42">"Transit"</text:span></text:p>
      <text:p text:style-name="P60"><text:span text:style-name="T40"><text:s text:c="2"/></text:span><text:span text:style-name="T16">}</text:span><text:span text:style-name="T9">,</text:span></text:p>
      <text:p text:style-name="P60"><text:span text:style-name="T7"><text:s text:c="2"/></text:span><text:span text:style-name="T38">"type"</text:span><text:span text:style-name="T9">: </text:span><text:span text:style-name="T42">"Task"</text:span><text:span text:style-name="T9">,</text:span></text:p>
      <text:p text:style-name="P60"><text:span text:style-name="T7"><text:s text:c="2"/></text:span><text:span text:style-name="T38">"name"</text:span><text:span text:style-name="T9">: </text:span><text:span text:style-name="T42">"Menu"</text:span></text:p>
      <text:p text:style-name="P87">}<text:span text:style-name="T7">,</text:span></text:p>
      <text:p text:style-name="P75"><text:soft-page-break/>In the “<text:span text:style-name="T100">A</text:span>pp_controller.py” file we change the „Menu“ controller:</text:p>
      <text:p text:style-name="P55"><text:span text:style-name="T8">def </text:span><text:span text:style-name="T6">task</text:span>(<text:span text:style-name="T22">self</text:span>):</text:p>
      <text:p text:style-name="P91"><text:s text:c="4"/><text:span text:style-name="T10">print</text:span><text:span text:style-name="T16">(</text:span><text:span text:style-name="T32">"=============================="</text:span><text:span text:style-name="T16">)</text:span></text:p>
      <text:p text:style-name="P91"><text:s text:c="4"/><text:span text:style-name="T10">print</text:span><text:span text:style-name="T16">(</text:span><text:span text:style-name="T32">"Simple game <text:s text:c="2"/>Highscore:" </text:span><text:span text:style-name="T16">+ </text:span><text:span text:style-name="T25">str</text:span><text:span text:style-name="T16">(ablauf.Data.session[</text:span><text:span text:style-name="T32">"highscore"</text:span><text:span text:style-name="T16">]))</text:span></text:p>
      <text:p text:style-name="P91"><text:s text:c="4"/><text:span text:style-name="T10">print</text:span><text:span text:style-name="T16">(</text:span><text:span text:style-name="T32">"=============================="</text:span><text:span text:style-name="T16">)</text:span></text:p>
      <text:p text:style-name="P92"><text:s text:c="4"/><text:bookmark-start text:name="__DdeLink__2003_1055079664"/><text:span text:style-name="T10">print</text:span><text:span text:style-name="T16">(</text:span><text:span text:style-name="T32">"Options"</text:span><text:span text:style-name="T16">)</text:span></text:p>
      <text:p text:style-name="P92"><text:s text:c="4"/><text:span text:style-name="T10">print</text:span><text:span text:style-name="T16">(</text:span><text:span text:style-name="T32">"******************************"</text:span><text:span text:style-name="T16">)</text:span></text:p>
      <text:p text:style-name="P92"><text:s text:c="4"/><text:span text:style-name="T10">print</text:span><text:span text:style-name="T16">(</text:span><text:span text:style-name="T32">"0) Game"</text:span><text:span text:style-name="T16">)</text:span></text:p>
      <text:p text:style-name="P92"><text:s text:c="4"/><text:span text:style-name="T10">print</text:span><text:span text:style-name="T16">(</text:span><text:span text:style-name="T32">"1) Exit"</text:span><text:span text:style-name="T16">)</text:span></text:p>
      <text:p text:style-name="P92"><text:s text:c="4"/><text:span text:style-name="T10">print</text:span><text:span text:style-name="T16">(</text:span><text:span text:style-name="T32">"------------------------------"</text:span><text:span text:style-name="T16">)</text:span></text:p>
      <text:p text:style-name="P85"><text:bookmark-end text:name="__DdeLink__2003_1055079664"/><text:s text:c="4"/><text:bookmark-start text:name="__DdeLink__2005_1055079664"/><text:span text:style-name="T16">ablauf.Data.session[</text:span><text:span text:style-name="T32">"menu_choice"</text:span><text:span text:style-name="T16">] = </text:span><text:span text:style-name="T25">raw_input</text:span><text:span text:style-name="T16">(</text:span><text:span text:style-name="T32">"your choice?"</text:span><text:span text:style-name="T16">)</text:span><text:bookmark-end text:name="__DdeLink__2005_1055079664"/></text:p>
      <text:p text:style-name="P76">The transition code moves from the „Menu“ controller into the „Menu_choice“ controller. <text:span text:style-name="T55">There we also add the code to select the choices in the inclusive gateway.</text:span></text:p>
      <text:p text:style-name="P136">class Menu_choice(ablauf.gpn.InclusiveGateway):</text:p>
      <text:p text:style-name="P67"><text:s text:c="4"/><text:span text:style-name="T10">def </text:span><text:span text:style-name="T21">__init__</text:span><text:span text:style-name="T16">(</text:span><text:span text:style-name="T23">self</text:span><text:span text:style-name="T9">, </text:span><text:span text:style-name="T16">name</text:span><text:span text:style-name="T9">, </text:span><text:span text:style-name="T16">choices</text:span><text:span text:style-name="T9">, </text:span><text:span text:style-name="T16">default_transition=</text:span><text:span text:style-name="T25">None</text:span><text:span text:style-name="T16">):</text:span></text:p>
      <text:p text:style-name="P67"><text:s text:c="8"/><text:span text:style-name="T16">ablauf.gpn.InclusiveGateway.</text:span><text:span text:style-name="T21">__init__</text:span><text:span text:style-name="T16">(</text:span><text:span text:style-name="T23">self</text:span><text:span text:style-name="T9">, </text:span><text:span text:style-name="T16">name</text:span><text:span text:style-name="T9">, </text:span><text:span text:style-name="T16">choices</text:span><text:span text:style-name="T9">, </text:span><text:span text:style-name="T16">default_transition)</text:span></text:p>
      <text:p text:style-name="P67"><text:s text:c="4"/><text:span text:style-name="T10">def </text:span><text:span text:style-name="T17">task</text:span><text:span text:style-name="T16">(</text:span><text:span text:style-name="T23">self</text:span><text:span text:style-name="T16">):</text:span></text:p>
      <text:p text:style-name="P67"><text:s text:c="8"/><text:span text:style-name="T10">pass</text:span></text:p>
      <text:p text:style-name="P68"><text:span text:style-name="T7"><text:s text:c="4"/></text:span><text:bookmark-start text:name="__DdeLink__2007_1055079664"/><text:span text:style-name="T10">def </text:span><text:span text:style-name="T17">transition_to_Game_exit</text:span><text:span text:style-name="T16">(</text:span><text:span text:style-name="T23">self</text:span><text:span text:style-name="T16">):</text:span></text:p>
      <text:p text:style-name="P68"><text:s text:c="8"/><text:span text:style-name="T16">ablauf.Data.session[</text:span><text:span text:style-name="T32">"score"</text:span><text:span text:style-name="T16">] = </text:span><text:span text:style-name="T49">0</text:span></text:p>
      <text:p text:style-name="P68"><text:span text:style-name="T48"><text:s text:c="4"/></text:span><text:span text:style-name="T10">def </text:span><text:span text:style-name="T17">test_Game</text:span><text:span text:style-name="T16">(</text:span><text:span text:style-name="T23">self</text:span><text:span text:style-name="T16">):</text:span></text:p>
      <text:p text:style-name="P68"><text:s text:c="8"/><text:span text:style-name="T10">return </text:span><text:span text:style-name="T16">ablauf.Data.session[</text:span><text:span text:style-name="T32">'menu_choice'</text:span><text:span text:style-name="T16">] == </text:span><text:span text:style-name="T32">'0'</text:span></text:p>
      <text:p text:style-name="P68"><text:span text:style-name="T31"><text:s text:c="4"/></text:span><text:span text:style-name="T10">def </text:span><text:span text:style-name="T17">test_end</text:span><text:span text:style-name="T16">(</text:span><text:span text:style-name="T23">self</text:span><text:span text:style-name="T16">):</text:span></text:p>
      <text:p text:style-name="P90"><text:span text:style-name="T56"><text:s text:c="8"/></text:span><text:span text:style-name="T11">return </text:span><text:span text:style-name="T57">ablauf.Data.session[</text:span><text:span text:style-name="T34">'menu_choice'</text:span><text:span text:style-name="T57">] == </text:span><text:span text:style-name="T34">'1'</text:span><text:bookmark-end text:name="__DdeLink__2007_1055079664"/></text:p>
      <text:p text:style-name="P111"><text:span text:style-name="T114">R</text:span>erun the worklfow</text:p>
      <text:p text:style-name="P111"/>
      <text:p text:style-name="P98">cd projectname</text:p>
      <text:p text:style-name="P98">python __init__.py</text:p>
      <text:p text:style-name="P111"><text:span text:style-name="T72"/></text:p>
      <text:p text:style-name="P111"><text:span text:style-name="T113">And we get this result:</text:span> </text:p>
      <text:p text:style-name="P111"/>
      <text:p text:style-name="P94">….</text:p>
      <text:p text:style-name="P103">Ablauf - DEBUG - start Ablauf state engine</text:p>
      <text:p text:style-name="P103">Ablauf - DEBUG - |----------------- Transit to -----------------|:Init</text:p>
      <text:p text:style-name="P103">Init processing</text:p>
      <text:p text:style-name="P103">Ablauf - DEBUG - |=================== Jump to ==================|:Menu</text:p>
      <text:p text:style-name="P103">==============================</text:p>
      <text:p text:style-name="P103">Simple game <text:s text:c="9"/>Highscore:100</text:p>
      <text:p text:style-name="P103">==============================</text:p>
      <text:p text:style-name="P103">Options</text:p>
      <text:p text:style-name="P103">******************************</text:p>
      <text:p text:style-name="P103">0) Game</text:p>
      <text:p text:style-name="P103">1) Exit</text:p>
      <text:p text:style-name="P103">------------------------------</text:p>
      <text:p text:style-name="P103">your choice?0</text:p>
      <text:p text:style-name="P103">Ablauf - DEBUG - |----------------- Transit to -----------------|:Menu_choice</text:p>
      <text:p text:style-name="P103">Ablauf - DEBUG - |----------------- Transit to -----------------|:Game</text:p>
      <text:p text:style-name="P103">Ablauf - DEBUG - |----------------- Transit to -----------------|:Highscore</text:p>
      <text:p text:style-name="P103">Ablauf - DEBUG - Firing transition function:transition_to_Highscore_exit</text:p>
      <text:p text:style-name="P103">Highscore processing</text:p>
      <text:p text:style-name="P103"><text:soft-page-break/>Ablauf - DEBUG - |=================== Jump to ==================|:Menu</text:p>
      <text:p text:style-name="P103">==============================</text:p>
      <text:p text:style-name="P103">Simple game <text:s text:c="9"/>Highscore:796</text:p>
      <text:p text:style-name="P103">==============================</text:p>
      <text:p text:style-name="P103">Options</text:p>
      <text:p text:style-name="P103">******************************</text:p>
      <text:p text:style-name="P103">0) Game</text:p>
      <text:p text:style-name="P103">1) Exit</text:p>
      <text:p text:style-name="P103">------------------------------</text:p>
      <text:p text:style-name="P103">your choice?1</text:p>
      <text:p text:style-name="P103">Ablauf - DEBUG - |----------------- Transit to -----------------|:Menu_choice</text:p>
      <text:p text:style-name="P103">Ablauf - DEBUG - |=================== Jump to ==================|:end</text:p>
      <text:p text:style-name="P103">Ablauf - DEBUG - finishing Ablauf+</text:p>
      <text:p text:style-name="P103">Ablauf - DEBUG - Ablauf+ main loop stopped</text:p>
      <text:p text:style-name="P34"/>
      <text:p text:style-name="P34">Now we have a working worflow that feels like a game. It's again a true FSM and uses MVC and AP<text:span text:style-name="T102">M</text:span>N.</text:p>
      <text:h text:style-name="P120" text:outline-level="1">Processes</text:h>
      <text:p text:style-name="P116">So far we concentrate on the process that is generated when a project is created. With ablaufpad you could add more processes. Then you could add a sub process controller to call a sub process. When the sub process reaches the „end“ state, it returns to the parent process.</text:p>
      <text:h text:style-name="Heading_20_1" text:outline-level="1"><text:span text:style-name="T63">F</text:span>ilestructure</text:h>
      <text:p text:style-name="P2">[Projectname]</text:p>
      <text:p text:style-name="P2"><text:tab/>configuration</text:p>
      <text:p text:style-name="P2"><text:tab/><text:tab/>configuration.json</text:p>
      <text:p text:style-name="P2"><text:tab/><text:tab/>session.json</text:p>
      <text:p text:style-name="P2"><text:span text:style-name="T66"><text:tab/><text:tab/>t</text:span>ranslations.json</text:p>
      <text:p text:style-name="P2"><text:tab/>processes</text:p>
      <text:p text:style-name="P2"><text:tab/><text:tab/>[<text:span text:style-name="T95">process</text:span> name]</text:p>
      <text:p text:style-name="P2"><text:tab/><text:tab/><text:tab/><text:span text:style-name="T64">structure</text:span></text:p>
      <text:p text:style-name="P2"><text:tab/><text:tab/><text:tab/><text:tab/><text:span text:style-name="T64">[name of user task].py</text:span></text:p>
      <text:p text:style-name="P2"><text:tab/><text:tab/><text:tab/>__init__.py</text:p>
      <text:p text:style-name="P2"><text:span text:style-name="T65"><text:tab/><text:tab/><text:tab/>[process name]</text:span>_controller.py</text:p>
      <text:p text:style-name="P2"><text:span text:style-name="T65"><text:tab/><text:tab/><text:tab/>[process name]</text:span>_events.py</text:p>
      <text:p text:style-name="P2"><text:span text:style-name="T65"><text:tab/><text:tab/><text:tab/>[process name]</text:span>_models.py</text:p>
      <text:p text:style-name="P2"><text:span text:style-name="T65"><text:tab/><text:tab/><text:tab/>[process name]</text:span>_process.py</text:p>
      <text:p text:style-name="P2"><text:span text:style-name="T65"><text:tab/><text:tab/><text:tab/>[process name]</text:span>_views.py</text:p>
      <text:p text:style-name="P2"><text:tab/>__init__.py</text:p>
      <text:p text:style-name="P2">__init__.py</text:p>
      <text:p text:style-name="P2">controller.py</text:p>
      <text:p text:style-name="P2">logging.conf</text:p>
      <text:p text:style-name="P35"/>
      <text:h text:style-name="P122" text:outline-level="2">Configuration files</text:h>
      <text:p text:style-name="P77">The configuration files are loaded at the beginning of a <text:span text:style-name="T93">process</text:span> execution. </text:p>
      <text:h text:style-name="P130" text:outline-level="3"><text:soft-page-break/>configuration.json</text:h>
      <text:p text:style-name="P77">In this file there is the ablauf configuration data. </text:p>
      <text:h text:style-name="P130" text:outline-level="3">session.json</text:h>
      <text:p text:style-name="P77">In this file there is data defined that is loaded at the beginning at could immediately referenced. In a work flow you could add data into this json structure.</text:p>
      <text:h text:style-name="P130" text:outline-level="3">translations.json</text:h>
      <text:p text:style-name="P77">In this file texts for the views are stored. In future version, they also could be defined in different languages.</text:p>
      <text:h text:style-name="P127" text:outline-level="2"><text:span text:style-name="T68">Process </text:span><text:span text:style-name="T67">files</text:span></text:h>
      <text:h text:style-name="P132" text:outline-level="3"><text:span text:style-name="T68">Model</text:span><text:span text:style-name="T67"> files</text:span></text:h>
      <text:p text:style-name="P77">Each user task creates a file in this folder.</text:p>
      <text:h text:style-name="P133" text:outline-level="4"><text:span text:style-name="T66">[</text:span>Name of the user task<text:span text:style-name="T66">]</text:span>.json</text:h>
      <text:p text:style-name="P77">In the file a json structure defines the model of the user task. It also defines the sub controllers used in the user task.</text:p>
      <text:h text:style-name="P130" text:outline-level="3">[<text:span text:style-name="T73">process</text:span> name]_controller.py</text:h>
      <text:h text:style-name="P130" text:outline-level="3"><text:span text:style-name="T73">[process name]</text:span>_events.py</text:h>
      <text:h text:style-name="P130" text:outline-level="3"><text:span text:style-name="T65">[process name]</text:span>_models.py</text:h>
      <text:h text:style-name="P130" text:outline-level="3"><text:span text:style-name="T65">[process name]</text:span>_process.py</text:h>
      <text:h text:style-name="P130" text:outline-level="3"><text:span text:style-name="T65">[process name]</text:span>_views.py</text:h>
      <text:h text:style-name="P125" text:outline-level="2">Framework files</text:h>
      <text:h text:style-name="P130" text:outline-level="3">__init__.py</text:h>
      <text:h text:style-name="P130" text:outline-level="3">controller.py</text:h>
      <text:h text:style-name="P131" text:outline-level="3">logging.conf</text:h>
      <text:h text:style-name="P121" text:outline-level="1">AP<text:span text:style-name="T102">M</text:span>N controllers</text:h>
      <text:p text:style-name="P78">Task </text:p>
      <text:p text:style-name="P78">Loop → while</text:p>
      <text:p text:style-name="P78">Multi instance → for</text:p>
      <text:p text:style-name="P78"><text:soft-page-break/>Exclusive gateway → if then else</text:p>
      <text:p text:style-name="P78">Inclusive gateway → Switch</text:p>
      <text:p text:style-name="P78">Sub process → gosub</text:p>
      <text:p text:style-name="P78">Wait → delay →<text:span text:style-name="T61"> Time, Key, Stick action, All connected controller buttons pressed</text:span></text:p>
      <text:p text:style-name="P78">User task → View</text:p>
      <text:h text:style-name="P118" text:outline-level="1">Ganu controllers</text:h>
      <text:p text:style-name="P2">Menu controller → user task</text:p>
      <text:list xml:id="list1522435811062223919" text:style-name="L2">
        <text:list-item>
          <text:p text:style-name="P105">SubControllers</text:p>
          <text:list>
            <text:list-item>
              <text:p text:style-name="P106">Jump/Transit to State controllers</text:p>
            </text:list-item>
          </text:list>
        </text:list-item>
        <text:list-item>
          <text:p text:style-name="P107">Model:</text:p>
          <text:list>
            <text:list-item>
              <text:p text:style-name="P107">List of Jump Transit to States</text:p>
            </text:list-item>
          </text:list>
        </text:list-item>
      </text:list>
      <text:p text:style-name="P2"><text:s text:c="2"/></text:p>
      <text:p text:style-name="P2"/>
      <text:p text:style-name="P2">Options controller → user task + exclusive gateway</text:p>
      <text:p text:style-name="P2">- <text:span text:style-name="T61">Highscores → Model</text:span></text:p>
      <text:p text:style-name="P2">Splash controller → user ask + wait <text:span text:style-name="T62">+ timer animation → views</text:span></text:p>
      <text:p text:style-name="P2">- <text:span text:style-name="T62">Enter Playername</text:span></text:p>
      <text:p text:style-name="P2">- <text:span text:style-name="T60">Highscore → Model</text:span></text:p>
      <text:p text:style-name="P2">- <text:span text:style-name="T60">Titel → Model</text:span></text:p>
      <text:p text:style-name="P2">- <text:span text:style-name="T60">Credits → Model</text:span></text:p>
      <text:p text:style-name="P79"/>
      <text:h text:style-name="P118" text:outline-level="1">Advanced</text:h>
      <text:h text:style-name="P126" text:outline-level="2">Files</text:h>
      <text:h text:style-name="P122" text:outline-level="2"><text:bookmark-start text:name="__RefHeading___Toc120_777673765"/>Writing a AP<text:span text:style-name="T102">M</text:span>N State<text:bookmark-end text:name="__RefHeading___Toc120_777673765"/></text:h>
      <text:h text:style-name="P118" text:outline-level="1">Ablaufpad commands</text:h>
      <text:p text:style-name="P80">create project </text:p>
      <text:p text:style-name="P81">syntax: create project [project name]</text:p>
      <text:p text:style-name="P82">connect pro<text:span text:style-name="T26">j</text:span>ect</text:p>
      <text:p text:style-name="P81">syntax: connect [path to project name]</text:p>
      <text:p text:style-name="P80">add controller</text:p>
      <text:p text:style-name="P83">syntax: add cont<text:span text:style-name="T91">r</text:span>oller [<text:span text:style-name="T89">process</text:span> name] [controller name] [Jump | Transit] [destination controller name]</text:p>
      <text:p text:style-name="P80">delete controller</text:p>
      <text:p text:style-name="P83">syntax: delete co<text:span text:style-name="T90">n</text:span>troller [<text:span text:style-name="T89">process </text:span>name] [controller name]</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1T21:54:47.038189835</meta:creation-date>
    <dc:date>2016-05-06T09:01:00.613151962</dc:date>
    <meta:editing-duration>P6DT20H11M10S</meta:editing-duration>
    <meta:editing-cycles>135</meta:editing-cycles>
    <meta:generator>LibreOffice/5.0.5.2$Linux_X86_64 LibreOffice_project/00m0$Build-2</meta:generator>
    <meta:document-statistic meta:table-count="0" meta:image-count="0" meta:object-count="0" meta:page-count="13" meta:paragraph-count="425" meta:word-count="2603" meta:character-count="19143" meta:non-whitespace-character-count="16513"/>
  </office:meta>
</office:document-meta>
</file>